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9.149cm" fo:margin-left="0cm" fo:margin-right="0.002cm" table:align="margins"/>
    </style:style>
    <style:style style:name="Tableau4.A" style:family="table-column">
      <style:table-column-properties style:column-width="3.05cm" style:rel-column-width="21845*"/>
    </style:style>
    <style:style style:name="Tableau4.1" style:family="table-row">
      <style:table-row-properties style:row-height="2.499cm"/>
    </style:style>
    <style:style style:name="Tableau4.A1" style:family="table-cell">
      <style:table-cell-properties fo:padding-left="0.101cm" fo:padding-right="0.101cm" fo:padding-top="0.101cm" fo:padding-bottom="0cm" fo:border-left="1pt solid #ffffff" fo:border-right="none" fo:border-top="1pt solid #ffffff" fo:border-bottom="1pt solid #b2b2b2"/>
    </style:style>
    <style:style style:name="Tableau4.B1" style:family="table-cell">
      <style:table-cell-properties fo:padding-left="0.101cm" fo:padding-right="0.101cm" fo:padding-top="0.101cm" fo:padding-bottom="0cm" fo:border-left="1pt solid #b2b2b2" fo:border-right="none" fo:border-top="1pt solid #ffffff" fo:border-bottom="1pt solid #b2b2b2"/>
    </style:style>
    <style:style style:name="Tableau4.C1" style:family="table-cell">
      <style:table-cell-properties fo:padding-left="0.101cm" fo:padding-right="0.101cm" fo:padding-top="0.101cm" fo:padding-bottom="0cm" fo:border-left="1pt solid #b2b2b2" fo:border-right="1pt solid #ffffff" fo:border-top="1pt solid #ffffff" fo:border-bottom="1pt solid #b2b2b2"/>
    </style:style>
    <style:style style:name="Tableau4.A2" style:family="table-cell">
      <style:table-cell-properties fo:padding-left="0.101cm" fo:padding-right="0.101cm" fo:padding-top="0.101cm" fo:padding-bottom="0cm" fo:border-left="1pt solid #ffffff" fo:border-right="none" fo:border-top="none" fo:border-bottom="1pt solid #ffffff"/>
    </style:style>
    <style:style style:name="Tableau4.B2" style:family="table-cell">
      <style:table-cell-properties fo:padding-left="0.101cm" fo:padding-right="0.101cm" fo:padding-top="0.101cm" fo:padding-bottom="0cm" fo:border-left="1pt solid #b2b2b2" fo:border-right="none" fo:border-top="none" fo:border-bottom="1pt solid #ffffff"/>
    </style:style>
    <style:style style:name="Tableau4.C2" style:family="table-cell">
      <style:table-cell-properties fo:padding-left="0.101cm" fo:padding-right="0.101cm" fo:padding-top="0.101cm" fo:padding-bottom="0cm" fo:border-left="1pt solid #b2b2b2" fo:border-right="1pt solid #ffffff" fo:border-top="none" fo:border-bottom="1pt solid #ffffff"/>
    </style:style>
    <style:style style:name="Tableau1" style:family="table">
      <style:table-properties style:width="3.401cm" table:align="left"/>
    </style:style>
    <style:style style:name="Tableau1.A" style:family="table-column">
      <style:table-column-properties style:column-width="0.7cm"/>
    </style:style>
    <style:style style:name="Tableau1.B" style:family="table-column">
      <style:table-column-properties style:column-width="0.9cm"/>
    </style:style>
    <style:style style:name="Tableau1.D" style:family="table-column">
      <style:table-column-properties style:column-width="0.901cm"/>
    </style:style>
    <style:style style:name="Tableau1.1" style:family="table-row">
      <style:table-row-properties style:min-row-height="0.9cm"/>
    </style:style>
    <style:style style:name="Tableau1.A1" style:family="table-cell">
      <style:table-cell-properties style:vertical-align="" fo:padding-left="0cm" fo:padding-right="0.101cm" fo:padding-top="0.101cm" fo:padding-bottom="0.101cm" fo:border="none"/>
    </style:style>
    <style:style style:name="Tableau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 style:data-style-name="N0">
      <style:table-cell-properties style:vertical-align="middle" fo:background-color="#ecf191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="none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>
      <style:table-cell-properties style:vertical-align="middle" fo:background-color="#ecf19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style:vertical-align="middle" fo:padding="0.097cm" fo:border="none"/>
    </style:style>
    <style:style style:name="Tableau1.B3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4" style:family="table-row">
      <style:table-row-properties style:row-height="0.45cm"/>
    </style:style>
    <style:style style:name="Tableau1.A4" style:family="table-cell">
      <style:table-cell-properties style:vertical-align="middle" fo:padding="0.097cm" fo:border="none"/>
    </style:style>
    <style:style style:name="Tableau1.B4" style:family="table-cell">
      <style:table-cell-properties style:vertical-align="middle" fo:padding="0.097cm" fo:border="none"/>
    </style:style>
    <style:style style:name="Tableau1.C4" style:family="table-cell">
      <style:table-cell-properties style:vertical-align="middle" fo:padding="0.097cm" fo:border="none"/>
    </style:style>
    <style:style style:name="Tableau1.D4" style:family="table-cell">
      <style:table-cell-properties style:vertical-align="middle" fo:padding="0.097cm" fo:border="none"/>
    </style:style>
    <style:style style:name="Tableau2" style:family="table">
      <style:table-properties style:width="4.3cm" fo:break-before="column" table:align="left"/>
    </style:style>
    <style:style style:name="Tableau2.A" style:family="table-column">
      <style:table-column-properties style:column-width="0.7cm"/>
    </style:style>
    <style:style style:name="Tableau2.B" style:family="table-column">
      <style:table-column-properties style:column-width="0.9cm"/>
    </style:style>
    <style:style style:name="Tableau2.E" style:family="table-column">
      <style:table-column-properties style:column-width="0.901cm"/>
    </style:style>
    <style:style style:name="Tableau2.1" style:family="table-row">
      <style:table-row-properties style:min-row-height="0.9cm"/>
    </style:style>
    <style:style style:name="Tableau2.A1" style:family="table-cell">
      <style:table-cell-properties style:vertical-align="" fo:padding-left="0cm" fo:padding-right="0.101cm" fo:padding-top="0.101cm" fo:padding-bottom="0.101cm" fo:border="none"/>
    </style:style>
    <style:style style:name="Tableau2.B1" style:family="table-cell">
      <style:table-cell-properties style:vertical-align="middle" fo:background-color="#ecf191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au2.E1" style:family="table-cell">
      <style:table-cell-properties style:vertical-align="middle" fo:background-color="#ecf191" fo:padding="0.049cm" fo:border="0.5pt solid #000000">
        <style:background-image/>
      </style:table-cell-properties>
    </style:style>
    <style:style style:name="Tableau2.A2" style:family="table-cell">
      <style:table-cell-properties style:vertical-align="middle" fo:padding="0.097cm" fo:border="none"/>
    </style:style>
    <style:style style:name="Tableau2.B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background-color="#ecf191" fo:padding="0.049cm" fo:border-left="0.5pt solid #000000" fo:border-right="none" fo:border-top="none" fo:border-bottom="0.5pt solid #000000">
        <style:background-image/>
      </style:table-cell-properties>
    </style:style>
    <style:style style:name="Tableau2.E2" style:family="table-cell">
      <style:table-cell-properties style:vertical-align="middle" fo:background-color="#ecf191" fo:padding="0.049cm" fo:border-left="0.5pt solid #000000" fo:border-right="0.5pt solid #000000" fo:border-top="none" fo:border-bottom="0.5pt solid #000000">
        <style:background-image/>
      </style:table-cell-properties>
    </style:style>
    <style:style style:name="Tableau2.A3" style:family="table-cell">
      <style:table-cell-properties style:vertical-align="middle" fo:padding="0.097cm" fo:border="none"/>
    </style:style>
    <style:style style:name="Tableau2.D3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2.E3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2.A4" style:family="table-cell">
      <style:table-cell-properties style:vertical-align="middle" fo:padding="0.097cm" fo:border="none"/>
    </style:style>
    <style:style style:name="Tableau2.C4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3" style:family="table">
      <style:table-properties style:width="9.153cm" fo:margin-left="0cm" fo:margin-right="-0.002cm" table:align="margins" fo:background-color="transparent">
        <style:background-image/>
      </style:table-properties>
    </style:style>
    <style:style style:name="Tableau3.A" style:family="table-column">
      <style:table-column-properties style:column-width="2.835cm" style:rel-column-width="20294*"/>
    </style:style>
    <style:style style:name="Tableau3.B" style:family="table-column">
      <style:table-column-properties style:column-width="3.168cm" style:rel-column-width="22679*"/>
    </style:style>
    <style:style style:name="Tableau3.C" style:family="table-column">
      <style:table-column-properties style:column-width="3.15cm" style:rel-column-width="22562*"/>
    </style:style>
    <style:style style:name="Tableau3.A1" style:family="table-cell">
      <style:table-cell-properties style:vertical-align="middle" fo:background-color="transparent" fo:padding="0.101cm" fo:border-left="none" fo:border-right="none" fo:border-top="none" fo:border-bottom="0.5pt solid #000000">
        <style:background-image/>
      </style:table-cell-properties>
    </style:style>
    <style:style style:name="Tableau3.B1" style:family="table-cell">
      <style:table-cell-properties style:vertical-align="middle" fo:background-color="#ecf191" fo:padding="0.101cm" fo:border="0.5pt solid #000000">
        <style:background-image/>
      </style:table-cell-properties>
    </style:style>
    <style:style style:name="Tableau3.A2" style:family="table-cell">
      <style:table-cell-properties style:vertical-align="middle" fo:background-color="#ecf191" fo:padding="0.101cm" fo:border-left="0.5pt solid #000000" fo:border-right="none" fo:border-top="none" fo:border-bottom="0.5pt solid #000000">
        <style:background-image/>
      </style:table-cell-properties>
    </style:style>
    <style:style style:name="Tableau3.C2" style:family="table-cell">
      <style:table-cell-properties style:vertical-align="middle" fo:background-color="#ecf191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leau3.3" style:family="table-row">
      <style:table-row-properties style:min-row-height="0.6cm"/>
    </style:style>
    <style:style style:name="Tableau3.A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3.B3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3.C3" style:family="table-cell">
      <style:table-cell-properties style:vertical-align="middle" fo:padding="0.101cm" fo:border="0.5pt solid #000000"/>
    </style:style>
    <style:style style:name="Tableau3.A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3.B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fo:font-size="10pt" officeooo:paragraph-rsid="003b3309" style:font-size-asian="10pt" style:font-size-complex="10pt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2556d8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>
      <style:text-properties officeooo:paragraph-rsid="003b3309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_5f_Paragraphe_20_livret_20_">
      <style:paragraph-properties fo:text-align="center" style:justify-single-word="false"/>
      <style:text-properties officeooo:paragraph-rsid="003b3309"/>
    </style:style>
    <style:style style:name="P26" style:family="paragraph" style:parent-style-name="_5f_Paragraphe_20_livret_20_">
      <style:paragraph-properties fo:text-align="center" style:justify-single-word="false"/>
      <style:text-properties officeooo:paragraph-rsid="003e8b39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0pt" officeooo:paragraph-rsid="003b3309" style:font-size-asian="10pt" style:font-size-complex="10pt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/>
      <style:text-properties fo:font-size="10pt" officeooo:paragraph-rsid="003b3309" style:font-size-asian="10pt" style:font-size-complex="10pt"/>
    </style:style>
    <style:style style:name="P29" style:family="paragraph" style:parent-style-name="FILET_5f_POINTILLES">
      <style:paragraph-properties style:line-height-at-least="0.72cm"/>
      <style:text-properties officeooo:paragraph-rsid="003b3309"/>
    </style:style>
    <style:style style:name="P30" style:family="paragraph" style:parent-style-name="FILET_5f_POINTILLES">
      <style:text-properties officeooo:paragraph-rsid="003b3309"/>
    </style:style>
    <style:style style:name="P31" style:family="paragraph" style:parent-style-name="Standard">
      <style:paragraph-properties fo:margin-top="0cm" fo:margin-bottom="0.199cm" loext:contextual-spacing="false" style:shadow="none"/>
      <style:text-properties fo:font-size="2pt" officeooo:paragraph-rsid="003b3309" style:font-size-asian="1.75pt" style:font-size-complex="2pt"/>
    </style:style>
    <style:style style:name="P32" style:family="paragraph" style:parent-style-name="Text_20_body">
      <style:paragraph-properties fo:text-align="start" style:justify-single-word="false"/>
      <style:text-properties fo:font-size="6pt" officeooo:paragraph-rsid="003b3309" style:font-size-asian="5.25pt" style:font-size-complex="6pt"/>
    </style:style>
    <style:style style:name="P33" style:family="paragraph" style:parent-style-name="_5f_Paragraphe_20_livret_20_">
      <style:paragraph-properties fo:margin-top="0.101cm" fo:margin-bottom="0.101cm" loext:contextual-spacing="false" fo:text-align="center" style:justify-single-word="false"/>
      <style:text-properties fo:font-size="9pt" officeooo:paragraph-rsid="003b3309" style:font-size-asian="9pt" style:font-size-complex="9pt"/>
    </style:style>
    <style:style style:name="P34" style:family="paragraph" style:parent-style-name="_5f_Paragraphe_20_livret_20_">
      <style:paragraph-properties fo:margin-top="0.101cm" fo:margin-bottom="0.101cm" loext:contextual-spacing="false" fo:text-align="center" style:justify-single-word="false"/>
      <style:text-properties fo:font-size="9pt" fo:font-weight="bold" officeooo:paragraph-rsid="003b3309" style:font-size-asian="9pt" style:font-weight-asian="bold" style:font-size-complex="9pt" style:font-weight-complex="bold"/>
    </style:style>
    <style:style style:name="P35" style:family="paragraph" style:parent-style-name="_5f_Paragraphe_20_livret_20_">
      <style:paragraph-properties fo:margin-top="0.101cm" fo:margin-bottom="0.101cm" loext:contextual-spacing="false" fo:text-align="center" style:justify-single-word="false"/>
      <style:text-properties style:use-window-font-color="true" fo:font-size="9pt" fo:font-weight="bold" officeooo:paragraph-rsid="003b3309" style:font-size-asian="9pt" style:font-weight-asian="bold" style:font-size-complex="9pt" style:font-weight-complex="bold"/>
    </style:style>
    <style:style style:name="P36" style:family="paragraph" style:parent-style-name="Exo_5f_Num">
      <style:text-properties officeooo:paragraph-rsid="003b3309"/>
    </style:style>
    <style:style style:name="P37" style:family="paragraph" style:parent-style-name="Exo_5f_Num">
      <style:paragraph-properties fo:margin-top="0.45cm" fo:margin-bottom="0.101cm" loext:contextual-spacing="false"/>
      <style:text-properties officeooo:paragraph-rsid="003b3309"/>
    </style:style>
    <style:style style:name="P38" style:family="paragraph" style:parent-style-name="Exo_5f_Num">
      <style:paragraph-properties fo:margin-top="0.45cm" fo:margin-bottom="0cm" loext:contextual-spacing="false"/>
      <style:text-properties officeooo:paragraph-rsid="003b3309"/>
    </style:style>
    <style:style style:name="P39" style:family="paragraph" style:parent-style-name="Exo_5f_Num">
      <style:paragraph-properties fo:margin-top="0.499cm" fo:margin-bottom="0.199cm" loext:contextual-spacing="false"/>
      <style:text-properties officeooo:paragraph-rsid="003b3309"/>
    </style:style>
    <style:style style:name="P40" style:family="paragraph" style:parent-style-name="Exo_5f_Num">
      <style:paragraph-properties fo:margin-top="0cm" fo:margin-bottom="0.101cm" loext:contextual-spacing="false"/>
      <style:text-properties officeooo:paragraph-rsid="003b3309"/>
    </style:style>
    <style:style style:name="P41" style:family="paragraph" style:parent-style-name="Exo_5f_Num">
      <style:paragraph-properties fo:margin-top="0.3cm" fo:margin-bottom="0cm" loext:contextual-spacing="false"/>
      <style:text-properties officeooo:paragraph-rsid="003b3309"/>
    </style:style>
    <style:style style:name="P42" style:family="paragraph" style:parent-style-name="Exo_5f_Num">
      <style:paragraph-properties fo:margin-top="0.3cm" fo:margin-bottom="0.03cm" loext:contextual-spacing="false"/>
      <style:text-properties officeooo:paragraph-rsid="003b3309"/>
    </style:style>
    <style:style style:name="P43" style:family="paragraph" style:parent-style-name="Exo_5f_Num">
      <style:paragraph-properties fo:margin-top="0.3cm" fo:margin-bottom="0.101cm" loext:contextual-spacing="false"/>
      <style:text-properties officeooo:paragraph-rsid="003b3309"/>
    </style:style>
    <style:style style:name="P44" style:family="paragraph" style:parent-style-name="Exo_5f_Num">
      <style:paragraph-properties fo:margin-top="0.499cm" fo:margin-bottom="0cm" loext:contextual-spacing="false"/>
      <style:text-properties officeooo:paragraph-rsid="003b3309"/>
    </style:style>
    <style:style style:name="P45" style:family="paragraph" style:parent-style-name="Exo_5f_Num">
      <style:paragraph-properties fo:margin-top="0.6cm" fo:margin-bottom="0cm" loext:contextual-spacing="false"/>
      <style:text-properties officeooo:paragraph-rsid="003b3309"/>
    </style:style>
    <style:style style:name="P46" style:family="paragraph" style:parent-style-name="Exo_5f_Num">
      <style:paragraph-properties fo:margin-top="0.6cm" fo:margin-bottom="0cm" loext:contextual-spacing="false" fo:text-align="start" style:justify-single-word="false"/>
      <style:text-properties fo:letter-spacing="normal" officeooo:paragraph-rsid="003b3309"/>
    </style:style>
    <style:style style:name="P47" style:family="paragraph" style:parent-style-name="Exo_5f_Num">
      <style:paragraph-properties fo:margin-top="0.7cm" fo:margin-bottom="0cm" loext:contextual-spacing="false"/>
      <style:text-properties officeooo:paragraph-rsid="003b3309"/>
    </style:style>
    <style:style style:name="P48" style:family="paragraph" style:parent-style-name="Exo_5f_Num">
      <style:paragraph-properties fo:margin-top="0.7cm" fo:margin-bottom="0.199cm" loext:contextual-spacing="false"/>
      <style:text-properties officeooo:paragraph-rsid="003b3309"/>
    </style:style>
    <style:style style:name="P49" style:family="paragraph" style:parent-style-name="Exo_5f_Num">
      <style:paragraph-properties fo:margin-top="0.7cm" fo:margin-bottom="0.3cm" loext:contextual-spacing="false"/>
      <style:text-properties fo:letter-spacing="-0.004cm" officeooo:paragraph-rsid="003b3309"/>
    </style:style>
    <style:style style:name="P50" style:family="paragraph" style:parent-style-name="Exo_5f_Num" style:list-style-name="Num_5f_Exo">
      <style:paragraph-properties fo:margin-top="0.801cm" fo:margin-bottom="0.199cm" loext:contextual-spacing="false"/>
      <style:text-properties officeooo:paragraph-rsid="003e8b39"/>
    </style:style>
    <style:style style:name="P51" style:family="paragraph" style:parent-style-name="FILET_5f_POINTILLES" style:list-style-name="_5f_Numérotation_20_des_20_exercices_20_livrets">
      <style:paragraph-properties style:line-height-at-least="0.72cm"/>
      <style:text-properties officeooo:paragraph-rsid="003b3309"/>
    </style:style>
    <style:style style:name="P52" style:family="paragraph" style:parent-style-name="Standard" style:list-style-name="liste_5f_abc">
      <style:paragraph-properties fo:text-align="justify" style:justify-single-word="false"/>
      <style:text-properties fo:font-size="10pt" officeooo:paragraph-rsid="003b3309" style:font-size-asian="10pt" style:font-size-complex="10pt"/>
    </style:style>
    <style:style style:name="P53" style:family="paragraph" style:parent-style-name="Standard" style:list-style-name="Num_5f_Exo" style:master-page-name="_5f_Fiche_20_éditeur_20_série_20_2_20_une_20_colonne_20_impaire_20__28_G_29_">
      <style:paragraph-properties style:page-number="4" fo:break-before="auto" fo:break-after="auto"/>
      <style:text-properties officeooo:paragraph-rsid="003b3309"/>
    </style:style>
    <style:style style:name="P54" style:family="paragraph" style:parent-style-name="Standard" style:list-style-name="liste_5f_abc">
      <style:paragraph-properties fo:margin-top="0cm" fo:margin-bottom="0cm" loext:contextual-spacing="false" fo:line-height="100%" fo:text-align="start" style:justify-single-word="false" text:number-lines="false" text:line-number="0">
        <style:tab-stops/>
      </style:paragraph-properties>
      <style:text-properties fo:font-size="10pt" officeooo:paragraph-rsid="003b3309" style:font-size-asian="10pt" style:font-size-complex="10pt"/>
    </style:style>
    <style:style style:name="P55" style:family="paragraph" style:parent-style-name="_5f_Paragraphe_20_de_20_s_27_entraîner" style:list-style-name="liste_5f_abc">
      <style:text-properties style:use-window-font-color="true" fo:font-size="9pt" fo:font-style="normal" officeooo:paragraph-rsid="003b3309" style:font-size-asian="9pt" style:font-style-asian="normal" style:font-size-complex="9pt" style:font-style-complex="normal"/>
    </style:style>
    <style:style style:name="P56" style:family="paragraph" style:parent-style-name="_5f_Paragraphe_20_de_20_s_27_entraîner" style:list-style-name="">
      <style:text-properties style:use-window-font-color="true" fo:font-size="9pt" fo:font-style="normal" officeooo:paragraph-rsid="003b3309" style:font-size-asian="9pt" style:font-style-asian="normal" style:font-size-complex="9pt" style:font-style-complex="normal"/>
    </style:style>
    <style:style style:name="P57" style:family="paragraph" style:parent-style-name="_5f_Paragraphe_20_de_20_s_27_entraîner" style:list-style-name="_5f_Numérotation_20_des_20_exercices_20_livrets">
      <style:text-properties style:use-window-font-color="true" fo:font-size="9pt" fo:font-style="normal" officeooo:paragraph-rsid="003b3309" style:font-size-asian="9pt" style:font-style-asian="normal" style:font-size-complex="9pt" style:font-style-complex="normal"/>
    </style:style>
    <style:style style:name="P58" style:family="paragraph" style:parent-style-name="_5f_Paragraphe_20_de_20_s_27_entraîner" style:list-style-name="liste_5f_abc">
      <style:paragraph-properties fo:margin-top="0.101cm" fo:margin-bottom="0.169cm" loext:contextual-spacing="false"/>
      <style:text-properties fo:font-size="10pt" officeooo:paragraph-rsid="003b3309" style:font-size-asian="10pt" style:font-size-complex="10pt"/>
    </style:style>
    <style:style style:name="P59" style:family="paragraph" style:parent-style-name="_5f_Paragraphe_20_de_20_s_27_entraîner" style:list-style-name="liste_5f_abc">
      <style:paragraph-properties fo:margin-top="0.101cm" fo:margin-bottom="0.169cm" loext:contextual-spacing="false"/>
      <style:text-properties fo:font-size="9pt" officeooo:paragraph-rsid="003b3309" style:font-size-asian="9pt" style:font-size-complex="9pt"/>
    </style:style>
    <style:style style:name="P60" style:family="paragraph" style:parent-style-name="_5f_Paragraphe_20_de_20_s_27_entraîner" style:list-style-name="liste_5f_abc">
      <style:paragraph-properties fo:margin-top="0.3cm" fo:margin-bottom="0cm" loext:contextual-spacing="false"/>
      <style:text-properties style:use-window-font-color="true" fo:font-style="normal" officeooo:paragraph-rsid="003b3309" style:font-style-asian="normal" style:font-style-complex="normal"/>
    </style:style>
    <style:style style:name="P61" style:family="paragraph" style:parent-style-name="_5f_Paragraphe_20_de_20_s_27_entraîner" style:list-style-name="liste_5f_abc">
      <style:paragraph-properties fo:margin-top="0.3cm" fo:margin-bottom="0cm" loext:contextual-spacing="false"/>
      <style:text-properties style:use-window-font-color="true" fo:font-size="9pt" fo:font-style="normal" officeooo:paragraph-rsid="003b3309" style:font-size-asian="9pt" style:font-style-asian="normal" style:font-size-complex="9pt" style:font-style-complex="normal"/>
    </style:style>
    <style:style style:name="P62" style:family="paragraph" style:parent-style-name="_5f_Paragraphe_20_de_20_s_27_entraîner" style:list-style-name="">
      <style:paragraph-properties fo:margin-top="0.101cm" fo:margin-bottom="0.101cm" loext:contextual-spacing="false"/>
      <style:text-properties style:use-window-font-color="true" fo:font-size="9pt" fo:font-style="normal" officeooo:paragraph-rsid="003b3309" style:font-size-asian="9pt" style:font-style-asian="normal" style:font-size-complex="9pt" style:font-style-complex="normal"/>
    </style:style>
    <style:style style:name="P63" style:family="paragraph" style:parent-style-name="_5f_Paragraphe_20_de_20_s_27_entraîner" style:list-style-name="">
      <style:paragraph-properties fo:margin-top="0.101cm" fo:margin-bottom="0.529cm" loext:contextual-spacing="false"/>
      <style:text-properties style:use-window-font-color="true" fo:font-size="9pt" fo:font-style="normal" officeooo:paragraph-rsid="003b3309" style:font-size-asian="9pt" style:font-style-asian="normal" style:font-size-complex="9pt" style:font-style-complex="normal"/>
    </style:style>
    <style:style style:name="P64" style:family="paragraph" style:parent-style-name="_5f_Paragraphe_20_de_20_s_27_entraîner" style:list-style-name="liste_5f_abc">
      <style:paragraph-properties fo:margin-top="0.45cm" fo:margin-bottom="0.199cm" loext:contextual-spacing="false"/>
      <style:text-properties fo:font-size="10pt" officeooo:paragraph-rsid="003b3309" style:font-size-asian="10pt" style:font-size-complex="10pt"/>
    </style:style>
    <style:style style:name="P65" style:family="paragraph" style:parent-style-name="_5f_Paragraphe_20_de_20_s_27_entraîner" style:list-style-name="">
      <style:paragraph-properties fo:margin-left="0.009cm" fo:margin-right="0.062cm" fo:margin-top="0.101cm" fo:margin-bottom="0.101cm" loext:contextual-spacing="false" fo:text-align="center" style:justify-single-word="false" fo:text-indent="0cm" style:auto-text-indent="false"/>
      <style:text-properties style:use-window-font-color="true" fo:font-size="9pt" fo:font-style="normal" officeooo:paragraph-rsid="003b3309" style:font-size-asian="9pt" style:font-style-asian="normal" style:font-size-complex="9pt" style:font-style-complex="normal"/>
    </style:style>
    <style:style style:name="P66" style:family="paragraph" style:parent-style-name="_5f_Paragraphe_20_livret_20_" style:list-style-name="liste_5f_abc">
      <style:text-properties officeooo:paragraph-rsid="003b3309"/>
    </style:style>
    <style:style style:name="P67" style:family="paragraph" style:parent-style-name="_5f_Paragraphe_20_livret_20_" style:list-style-name="liste_5f_abc">
      <style:paragraph-properties fo:margin-top="0.15cm" fo:margin-bottom="0.101cm" loext:contextual-spacing="false"/>
      <style:text-properties officeooo:paragraph-rsid="003b3309"/>
    </style:style>
    <style:style style:name="P68" style:family="paragraph" style:parent-style-name="_5f_Paragraphe_20_livret_20_" style:list-style-name="liste_5f_abc">
      <style:paragraph-properties fo:margin-top="0.199cm" fo:margin-bottom="0.101cm" loext:contextual-spacing="false"/>
      <style:text-properties officeooo:paragraph-rsid="003b3309"/>
    </style:style>
    <style:style style:name="P69" style:family="paragraph" style:parent-style-name="_5f_Paragraphe_20_livret_20_réponse_20_élève" style:list-style-name="liste_5f_abc">
      <style:text-properties officeooo:paragraph-rsid="003b3309"/>
    </style:style>
    <style:style style:name="P70" style:family="paragraph" style:parent-style-name="_5f_Paragraphe_20_livret_20_réponse_20_élève" style:list-style-name="liste_5f_abc">
      <style:paragraph-properties>
        <style:tab-stops>
          <style:tab-stop style:position="4.426cm" style:type="right" style:leader-style="dotted" style:leader-text="."/>
        </style:tab-stops>
      </style:paragraph-properties>
      <style:text-properties officeooo:paragraph-rsid="003b3309"/>
    </style:style>
    <style:style style:name="P71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3b3309"/>
    </style:style>
    <style:style style:name="P72" style:family="paragraph" style:parent-style-name="_5f_Paragraphe_20_livret_20_réponse_20_élève" style:list-style-name="liste_5f_abc">
      <style:paragraph-properties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3b3309"/>
    </style:style>
    <style:style style:name="P73" style:family="paragraph" style:parent-style-name="_5f_Paragraphe_20_livret_20_réponse_20_élève" style:list-style-name="liste_5f_abc">
      <style:paragraph-properties style:line-height-at-least="0.72cm"/>
      <style:text-properties officeooo:paragraph-rsid="003b3309"/>
    </style:style>
    <style:style style:name="P74" style:family="paragraph" style:parent-style-name="_5f_Paragraphe_20_livret_20_réponse_20_élève" style:list-style-name="liste_5f_abc" style:master-page-name="">
      <style:paragraph-properties fo:margin-top="0.3cm" fo:margin-bottom="0cm" loext:contextual-spacing="false" fo:line-height="100%" style:page-number="auto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3b3309"/>
    </style:style>
    <style:style style:name="P75" style:family="paragraph" style:parent-style-name="_5f_Paragraphe_20_livret_20_réponse_20_élève" style:list-style-name="liste_5f_abc">
      <style:paragraph-properties fo:margin-top="0.3cm" fo:margin-bottom="0cm" loext:contextual-spacing="false" fo:line-height="100%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3b3309"/>
    </style:style>
    <style:style style:name="P76" style:family="paragraph" style:parent-style-name="_5f_Paragraphe_20_livret_20_réponse_20_élève" style:list-style-name="liste_5f_abc">
      <style:paragraph-properties fo:margin-top="0.3cm" fo:margin-bottom="0cm" loext:contextual-spacing="false" fo:line-height="100%">
        <style:tab-stops>
          <style:tab-stop style:position="2.801cm" style:leader-style="dotted" style:leader-text="."/>
        </style:tab-stops>
      </style:paragraph-properties>
      <style:text-properties officeooo:paragraph-rsid="003b3309"/>
    </style:style>
    <style:style style:name="P77" style:family="paragraph" style:parent-style-name="_5f_Paragraphe_20_livret_20_réponse_20_élève" style:list-style-name="liste_5f_abc">
      <style:paragraph-properties fo:margin-top="0.3cm" fo:margin-bottom="0cm" loext:contextual-spacing="false" fo:line-height="100%">
        <style:tab-stops>
          <style:tab-stop style:position="4.429cm" style:leader-style="dotted" style:leader-text="."/>
          <style:tab-stop style:position="9.2cm" style:leader-style="dotted" style:leader-text="."/>
        </style:tab-stops>
      </style:paragraph-properties>
      <style:text-properties officeooo:paragraph-rsid="003b3309"/>
    </style:style>
    <style:style style:name="P78" style:family="paragraph" style:parent-style-name="_5f_Paragraphe_20_livret_20_réponse_20_élève" style:list-style-name="liste_5f_abc">
      <style:paragraph-properties fo:margin-top="0.3cm" fo:margin-bottom="0cm" loext:contextual-spacing="false" fo:line-height="100%">
        <style:tab-stops>
          <style:tab-stop style:position="2.595cm" style:leader-style="dotted" style:leader-text="."/>
        </style:tab-stops>
      </style:paragraph-properties>
      <style:text-properties officeooo:paragraph-rsid="003b3309"/>
    </style:style>
    <style:style style:name="P79" style:family="paragraph" style:parent-style-name="_5f_Paragraphe_20_livret_20_réponse_20_élève" style:list-style-name="liste_5f_abc">
      <style:paragraph-properties fo:margin-top="0.3cm" fo:margin-bottom="0cm" loext:contextual-spacing="false" fo:line-height="100%">
        <style:tab-stops>
          <style:tab-stop style:position="2cm" style:leader-style="dotted" style:leader-text="."/>
        </style:tab-stops>
      </style:paragraph-properties>
      <style:text-properties officeooo:paragraph-rsid="003b3309"/>
    </style:style>
    <style:style style:name="P80" style:family="paragraph" style:parent-style-name="_5f_Paragraphe_20_livret_20_réponse_20_élève" style:list-style-name="liste_5f_abc">
      <style:paragraph-properties fo:margin-top="0.3cm" fo:margin-bottom="0cm" loext:contextual-spacing="false" fo:line-height="100%">
        <style:tab-stops>
          <style:tab-stop style:position="4.5cm" style:type="right" style:leader-style="dotted" style:leader-text="."/>
        </style:tab-stops>
      </style:paragraph-properties>
      <style:text-properties officeooo:paragraph-rsid="003b3309"/>
    </style:style>
    <style:style style:name="P81" style:family="paragraph" style:parent-style-name="_5f_Paragraphe_20_livret_20_réponse_20_élève" style:list-style-name="liste_5f_abc">
      <style:paragraph-properties fo:margin-top="0.3cm" fo:margin-bottom="0cm" loext:contextual-spacing="false" fo:line-height="100%">
        <style:tab-stops>
          <style:tab-stop style:position="4.5cm" style:type="right" style:leader-style="dotted" style:leader-text="."/>
        </style:tab-stops>
      </style:paragraph-properties>
      <style:text-properties officeooo:paragraph-rsid="003e8b39"/>
    </style:style>
    <style:style style:name="P82" style:family="paragraph" style:parent-style-name="_5f_Paragraphe_20_livret_20_réponse_20_élève" style:list-style-name="liste_5f_abc" style:master-page-name="">
      <loext:graphic-properties draw:fill="none"/>
      <style:paragraph-properties fo:margin-left="0cm" fo:margin-right="0cm" fo:margin-top="0.3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tab-stops>
          <style:tab-stop style:position="2.997cm" style:leader-style="dotted" style:leader-text="."/>
        </style:tab-stops>
      </style:paragraph-properties>
      <style:text-properties officeooo:paragraph-rsid="003b3309"/>
    </style:style>
    <style:style style:name="P83" style:family="paragraph" style:parent-style-name="_5f_Paragraphe_20_livret_20_réponse_20_élève" style:list-style-name="liste_5f_abc">
      <loext:graphic-properties draw:fill="none"/>
      <style:paragraph-properties fo:margin-left="0cm" fo:margin-right="0cm" fo:margin-top="0.3cm" fo:margin-bottom="0cm" loext:contextual-spacing="false" fo:line-height="100%" fo:text-align="justify" style:justify-single-word="false" fo:text-indent="0cm" style:auto-text-indent="false" fo:background-color="transparent" style:shadow="none">
        <style:tab-stops>
          <style:tab-stop style:position="2.997cm" style:leader-style="dotted" style:leader-text="."/>
        </style:tab-stops>
      </style:paragraph-properties>
      <style:text-properties officeooo:paragraph-rsid="003b3309"/>
    </style:style>
    <style:style style:name="P84" style:family="paragraph" style:parent-style-name="_5f_Pied_20_de_20_page" style:list-style-name="">
      <style:paragraph-properties fo:text-align="end" style:justify-single-word="false"/>
    </style:style>
    <style:style style:name="P85" style:family="paragraph" style:parent-style-name="_5f_Pied_20_de_20_page">
      <style:paragraph-properties fo:text-align="end" style:justify-single-word="false"/>
    </style:style>
    <style:style style:name="P86" style:family="paragraph" style:parent-style-name="_5f_Pied_20_de_20_page" style:list-style-name=""/>
    <style:style style:name="P8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8" style:family="paragraph" style:parent-style-name="_5f_num_5f_abcd">
      <style:text-properties officeooo:paragraph-rsid="003b3309"/>
    </style:style>
    <style:style style:name="P8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style:paragraph-properties fo:text-align="center"/>
    </style:style>
    <style:style style:name="P91" style:family="paragraph">
      <loext:graphic-properties draw:fill="none" draw:fill-color="#ffffff"/>
      <style:paragraph-properties fo:text-align="center" style:writing-mode="lr-tb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P92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d7e12c" style:font-name="Bitstream Vera Sans4" fo:font-size="16pt" fo:font-style="normal" fo:text-shadow="none" fo:font-weight="bold" officeooo:rsid="0013441a" style:font-size-asian="16pt" style:font-style-asian="normal" style:font-size-complex="16pt" style:font-style-complex="normal"/>
    </style:style>
    <style:style style:name="T6" style:family="text">
      <style:text-properties officeooo:rsid="003b3309"/>
    </style:style>
    <style:style style:name="T7" style:family="text">
      <style:text-properties officeooo:rsid="0023affa"/>
    </style:style>
    <style:style style:name="T8" style:family="text">
      <style:text-properties style:font-name="Bitstream Vera Sans4"/>
    </style:style>
    <style:style style:name="T9" style:family="text">
      <style:text-properties style:font-name="Bitstream Vera Sans4" fo:font-style="normal" style:font-style-asian="normal" style:font-style-complex="normal"/>
    </style:style>
    <style:style style:name="T10" style:family="text">
      <style:text-properties style:font-name="Bitstream Vera Sans4" fo:font-size="10pt" fo:language="zxx" fo:country="none" fo:font-style="normal" fo:font-weight="normal" style:font-name-asian="OpenSymbol" style:font-size-asian="10pt" style:language-asian="zxx" style:country-asian="none" style:font-style-asian="normal" style:font-weight-asian="normal" style:font-name-complex="OpenSymbol" style:font-size-complex="10pt" style:font-style-complex="normal" style:font-weight-complex="normal"/>
    </style:style>
    <style:style style:name="T11" style:family="text">
      <style:text-properties style:font-name="Bitstream Vera Sans4" fo:font-size="10pt" fo:language="zxx" fo:country="none" fo:font-weight="normal" style:font-size-asian="10pt" style:language-asian="zxx" style:country-asian="none" style:font-weight-asian="normal" style:font-size-complex="10pt" style:font-weight-complex="normal" style:font-relief="none"/>
    </style:style>
    <style:style style:name="T12" style:family="text">
      <style:text-properties style:font-name="Bitstream Vera Sans4" fo:font-size="10pt" fo:language="zxx" fo:country="none" fo:font-weight="normal" officeooo:rsid="001715bb" style:font-size-asian="10pt" style:language-asian="zxx" style:country-asian="none" style:font-weight-asian="normal" style:font-size-complex="10pt" style:font-weight-complex="normal" style:font-relief="none"/>
    </style:style>
    <style:style style:name="T13" style:family="text">
      <style:text-properties style:font-name="Bitstream Vera Sans4" fo:font-size="10pt" style:font-size-asian="10pt" style:font-size-complex="10pt"/>
    </style:style>
    <style:style style:name="T14" style:family="text">
      <style:text-properties style:font-name="Bitstream Vera Sans4" fo:font-size="10pt" officeooo:rsid="0047ca66" style:font-size-asian="10pt" style:font-size-complex="10pt"/>
    </style:style>
    <style:style style:name="T15" style:family="text">
      <style:text-properties style:font-name="Bitstream Vera Sans4" fo:font-size="10pt" officeooo:rsid="001f90dd" style:font-size-asian="10pt" style:font-size-complex="10pt"/>
    </style:style>
    <style:style style:name="T16" style:family="text">
      <style:text-properties style:font-name="Bitstream Vera Sans4" fo:font-size="10pt" officeooo:rsid="001715bb" style:font-size-asian="10pt" style:font-size-complex="10pt"/>
    </style:style>
    <style:style style:name="T17" style:family="text">
      <style:text-properties style:font-name="Bitstream Vera Sans4" fo:font-size="10pt" fo:letter-spacing="normal" officeooo:rsid="0047ca66" style:font-size-asian="10pt" style:font-size-complex="10pt"/>
    </style:style>
    <style:style style:name="T18" style:family="text">
      <style:text-properties style:font-name="Bitstream Vera Sans4" fo:font-size="10pt" fo:font-style="normal" style:font-size-asian="10pt" style:font-style-asian="normal" style:font-size-complex="10pt" style:font-style-complex="normal"/>
    </style:style>
    <style:style style:name="T19" style:family="text">
      <style:text-properties style:font-name="Bitstream Vera Sans4" fo:font-size="10pt" style:font-name-asian="OpenSymbol" style:font-size-asian="10pt" style:font-name-complex="OpenSymbol" style:font-size-complex="10pt"/>
    </style:style>
    <style:style style:name="T20" style:family="text">
      <style:text-properties style:font-name="Bitstream Vera Sans4" fo:font-size="10pt" fo:letter-spacing="-0.018cm" officeooo:rsid="001f90dd" style:font-size-asian="10pt" style:font-size-complex="10pt"/>
    </style:style>
    <style:style style:name="T21" style:family="text">
      <style:text-properties style:font-name="Bitstream Vera Sans4" fo:letter-spacing="-0.018cm"/>
    </style:style>
    <style:style style:name="T22" style:family="text">
      <style:text-properties style:font-name="Bitstream Vera Sans4" officeooo:rsid="004c55c2"/>
    </style:style>
    <style:style style:name="T23" style:family="text">
      <style:text-properties style:font-name="Bitstream Vera Sans4" officeooo:rsid="001715bb"/>
    </style:style>
    <style:style style:name="T24" style:family="text">
      <style:text-properties style:font-name="Bitstream Vera Sans4" officeooo:rsid="0047ca66"/>
    </style:style>
    <style:style style:name="T25" style:family="text">
      <style:text-properties style:font-name="Bitstream Vera Sans4" fo:font-size="9pt"/>
    </style:style>
    <style:style style:name="T26" style:family="text">
      <style:text-properties style:font-name="OpenSymbol1"/>
    </style:style>
    <style:style style:name="T27" style:family="text">
      <style:text-properties style:font-name="OpenSymbol1" fo:font-size="10pt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8" style:family="text">
      <style:text-properties style:font-name="OpenSymbol1" fo:font-size="10pt" fo:language="zxx" fo:country="none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9" style:family="text">
      <style:text-properties style:font-name="OpenSymbol1" fo:font-size="10pt" fo:language="zxx" fo:country="none" fo:font-weight="normal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30" style:family="text">
      <style:text-properties style:font-name="OpenSymbol1" fo:font-size="10pt" fo:language="zxx" fo:country="none" fo:font-weight="normal" style:font-size-asian="10pt" style:language-asian="zxx" style:country-asian="none" style:font-weight-asian="normal" style:font-size-complex="10pt" style:font-weight-complex="normal" style:font-relief="none"/>
    </style:style>
    <style:style style:name="T31" style:family="text">
      <style:text-properties style:font-name="OpenSymbol1" fo:font-size="10pt" fo:language="zxx" fo:country="none" fo:font-weight="normal" style:font-name-asian="OpenSymbol1" style:font-size-asian="10pt" style:language-asian="zxx" style:country-asian="none" style:font-weight-asian="normal" style:font-name-complex="OpenSymbol1" style:font-size-complex="10pt" style:font-weight-complex="normal" style:font-relief="none"/>
    </style:style>
    <style:style style:name="T32" style:family="text">
      <style:text-properties style:font-name="OpenSymbol1" fo:font-size="10pt" style:font-name-asian="OpenSymbol1" style:font-size-asian="10pt" style:font-name-complex="OpenSymbol1" style:font-size-complex="10pt"/>
    </style:style>
    <style:style style:name="T33" style:family="text">
      <style:text-properties style:font-name="OpenSymbol1" fo:font-size="10pt" fo:letter-spacing="-0.035cm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34" style:family="text">
      <style:text-properties style:font-name="OpenSymbol1" fo:font-size="10pt" fo:letter-spacing="-0.035cm" fo:language="zxx" fo:country="none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35" style:family="text">
      <style:text-properties style:font-name="OpenSymbol1" fo:font-size="10pt" style:font-size-asian="10pt" style:font-size-complex="10pt"/>
    </style:style>
    <style:style style:name="T36" style:family="text">
      <style:text-properties style:font-name="OpenSymbol1" fo:font-size="10pt" fo:letter-spacing="-0.018cm" officeooo:rsid="001f90dd" style:font-size-asian="10pt" style:font-size-complex="10pt"/>
    </style:style>
    <style:style style:name="T37" style:family="text">
      <style:text-properties style:font-name="OpenSymbol1" style:font-name-asian="OpenSymbol" style:font-name-complex="OpenSymbol"/>
    </style:style>
    <style:style style:name="T38" style:family="text">
      <style:text-properties style:font-name="OpenSymbol1" fo:font-style="normal" style:font-style-asian="normal" style:font-style-complex="normal"/>
    </style:style>
    <style:style style:name="T39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40" style:family="text">
      <style:text-properties style:font-name="OpenSymbol1" style:font-name-asian="OpenSymbol1" style:font-name-complex="OpenSymbol1"/>
    </style:style>
    <style:style style:name="T41" style:family="text">
      <style:text-properties style:font-name="OpenSymbol1" fo:letter-spacing="normal"/>
    </style:style>
    <style:style style:name="T42" style:family="text">
      <style:text-properties style:font-name="OpenSymbol1" fo:font-size="9pt" style:font-name-asian="OpenSymbol1" style:font-name-complex="OpenSymbol1"/>
    </style:style>
    <style:style style:name="T43" style:family="text">
      <style:text-properties fo:font-size="10pt" fo:font-style="normal" style:font-size-asian="10pt" style:font-style-asian="normal" style:font-size-complex="10pt" style:font-style-complex="normal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0pt" officeooo:rsid="001715bb" style:font-size-asian="10pt" style:font-size-complex="10pt"/>
    </style:style>
    <style:style style:name="T46" style:family="text">
      <style:text-properties fo:font-size="10pt" officeooo:rsid="004bc12d" style:font-size-asian="10pt" style:font-size-complex="10pt"/>
    </style:style>
    <style:style style:name="T47" style:family="text">
      <style:text-properties fo:font-size="10pt" fo:letter-spacing="-0.035cm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48" style:family="text">
      <style:text-properties fo:font-size="10pt" fo:letter-spacing="-0.035cm" fo:language="zxx" fo:country="none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49" style:family="text">
      <style:text-properties fo:font-size="10pt" fo:letter-spacing="-0.06cm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50" style:family="text">
      <style:text-properties fo:font-size="10pt" fo:language="zxx" fo:country="none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51" style:family="text">
      <style:text-properties fo:font-size="10pt" fo:language="zxx" fo:country="none" fo:font-weight="normal" style:font-size-asian="10pt" style:language-asian="zxx" style:country-asian="none" style:font-weight-asian="normal" style:font-size-complex="10pt" style:font-weight-complex="normal" style:font-relief="none"/>
    </style:style>
    <style:style style:name="T52" style:family="text">
      <style:text-properties fo:font-size="10pt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53" style:family="text">
      <style:text-properties fo:font-size="10pt" fo:language="zxx" fo:country="none" fo:font-style="normal" fo:font-weight="bold" style:font-size-asian="10pt" style:language-asian="zxx" style:country-asian="none" style:font-style-asian="italic" style:font-weight-asian="bold" style:font-size-complex="10pt" style:font-style-complex="italic" style:font-weight-complex="bold" style:font-relief="none"/>
    </style:style>
    <style:style style:name="T54" style:family="text">
      <style:text-properties fo:font-size="10pt" fo:font-weight="bold" style:font-size-asian="10pt" style:font-weight-asian="bold" style:font-size-complex="10pt" style:font-weight-complex="bold"/>
    </style:style>
    <style:style style:name="T55" style:family="text">
      <style:text-properties fo:font-size="10pt" fo:font-weight="normal" style:font-size-asian="10pt" style:font-weight-asian="normal" style:font-size-complex="10pt" style:font-weight-complex="normal"/>
    </style:style>
    <style:style style:name="T56" style:family="text">
      <style:text-properties style:font-name="OpenSymbol" fo:font-size="11pt" style:font-name-asian="OpenSymbol" style:font-size-asian="11pt" style:font-name-complex="OpenSymbol" style:font-size-complex="11pt"/>
    </style:style>
    <style:style style:name="T57" style:family="text">
      <style:text-properties style:font-name="OpenSymbol" fo:font-size="11pt" fo:font-style="normal" style:font-name-asian="OpenSymbol" style:font-size-asian="11pt" style:font-style-asian="normal" style:font-name-complex="OpenSymbol" style:font-size-complex="11pt" style:font-style-complex="normal"/>
    </style:style>
    <style:style style:name="T58" style:family="text">
      <style:text-properties style:font-name="OpenSymbol" fo:font-size="10pt" style:font-name-asian="OpenSymbol" style:font-size-asian="10pt" style:font-name-complex="OpenSymbol" style:font-size-complex="10pt"/>
    </style:style>
    <style:style style:name="T59" style:family="text">
      <style:text-properties style:font-name="OpenSymbol" style:font-name-asian="OpenSymbol" style:font-name-complex="OpenSymbol"/>
    </style:style>
    <style:style style:name="T60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T61" style:family="text">
      <style:text-properties style:text-position="0% 100%" style:font-name-asian="OpenSymbol1" style:font-style-asian="normal" style:font-name-complex="OpenSymbol1" style:font-style-complex="normal"/>
    </style:style>
    <style:style style:name="T62" style:family="text">
      <style:text-properties style:text-position="0% 100%" fo:font-size="2pt" style:font-name-asian="OpenSymbol1" style:font-size-asian="1.75pt" style:font-style-asian="normal" style:font-name-complex="OpenSymbol1" style:font-size-complex="2pt" style:font-style-complex="normal"/>
    </style:style>
    <style:style style:name="T63" style:family="text">
      <style:text-properties style:text-position="0% 100%" fo:language="zxx" fo:country="none" fo:font-weight="normal" style:font-name-asian="OpenSymbol1" style:font-size-asian="10pt" style:language-asian="zxx" style:country-asian="none" style:font-style-asian="normal" style:font-weight-asian="normal" style:font-name-complex="OpenSymbol1" style:font-size-complex="10pt" style:font-style-complex="normal" style:font-weight-complex="normal" style:font-relief="none"/>
    </style:style>
    <style:style style:name="T64" style:family="text">
      <style:text-properties style:text-position="0% 100%" fo:letter-spacing="normal" fo:language="zxx" fo:country="none" fo:font-weight="normal" style:font-name-asian="OpenSymbol1" style:font-size-asian="10pt" style:language-asian="zxx" style:country-asian="none" style:font-style-asian="normal" style:font-weight-asian="normal" style:font-name-complex="OpenSymbol1" style:font-size-complex="10pt" style:font-style-complex="normal" style:font-weight-complex="normal" style:font-relief="none"/>
    </style:style>
    <style:style style:name="T65" style:family="text">
      <style:text-properties style:text-position="0% 100%" fo:letter-spacing="-0.018cm" fo:language="zxx" fo:country="none" fo:font-weight="normal" officeooo:rsid="001f90dd" style:font-name-asian="OpenSymbol1" style:font-size-asian="10pt" style:language-asian="zxx" style:country-asian="none" style:font-style-asian="normal" style:font-weight-asian="normal" style:font-name-complex="OpenSymbol1" style:font-size-complex="10pt" style:font-style-complex="normal" style:font-weight-complex="normal" style:font-relief="none"/>
    </style:style>
    <style:style style:name="T66" style:family="text">
      <style:text-properties fo:letter-spacing="-0.011cm"/>
    </style:style>
    <style:style style:name="T67" style:family="text">
      <style:text-properties officeooo:rsid="0051b63e"/>
    </style:style>
    <style:style style:name="T68" style:family="text">
      <style:text-properties officeooo:rsid="00115f7d"/>
    </style:style>
    <style:style style:name="T69" style:family="text">
      <style:text-properties style:font-name="Bitstream Vera Sans" fo:font-size="10pt" fo:letter-spacing="-0.035cm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70" style:family="text">
      <style:text-properties style:font-name="Bitstream Vera Sans" fo:font-size="10pt" fo:letter-spacing="-0.035cm" fo:language="zxx" fo:country="none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71" style:family="text">
      <style:text-properties style:font-name="Bitstream Vera Sans" fo:font-size="10pt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72" style:family="text">
      <style:text-properties style:font-name="Bitstream Vera Sans" fo:font-size="10pt" fo:language="zxx" fo:country="none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73" style:family="text">
      <style:text-properties style:use-window-font-color="true"/>
    </style:style>
    <style:style style:name="T74" style:family="text">
      <style:text-properties style:use-window-font-color="true" fo:font-size="10pt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75" style:family="text">
      <style:text-properties style:use-window-font-color="true" style:font-name="OpenSymbol1" fo:font-size="10pt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76" style:family="text">
      <style:text-properties style:use-window-font-color="true" style:font-name="OpenSymbol1" fo:font-size="10pt" fo:language="zxx" fo:country="none" fo:font-style="normal" fo:font-weight="normal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77" style:family="text">
      <style:text-properties style:use-window-font-color="true" style:font-name="OpenSymbol1" fo:font-style="normal" style:font-style-asian="normal" style:font-style-complex="normal"/>
    </style:style>
    <style:style style:name="T78" style:family="text">
      <style:text-properties style:use-window-font-color="true" style:font-name="Bitstream Vera Sans" fo:font-size="10pt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79" style:family="text">
      <style:text-properties style:use-window-font-color="true" style:font-name="Bitstream Vera Sans" fo:font-size="10pt" fo:language="zxx" fo:country="none" fo:font-style="normal" fo:font-weight="normal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80" style:family="text">
      <style:text-properties style:use-window-font-color="true" style:font-name="Bitstream Vera Sans" fo:font-size="10pt" fo:language="zxx" fo:country="none" fo:font-style="normal" fo:font-weight="normal" officeooo:rsid="001715bb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81" style:family="text">
      <style:text-properties style:use-window-font-color="true" style:font-name="Bitstream Vera Sans" fo:font-size="10pt" fo:language="zxx" fo:country="none" fo:font-style="normal" fo:font-weight="normal" officeooo:rsid="0033ce49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82" style:family="text">
      <style:text-properties style:use-window-font-color="true" style:font-name="Bitstream Vera Sans" fo:font-size="10pt" fo:letter-spacing="normal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83" style:family="text">
      <style:text-properties style:use-window-font-color="true" fo:font-style="normal" style:font-style-asian="normal" style:font-style-complex="normal"/>
    </style:style>
    <style:style style:name="T84" style:family="text">
      <style:text-properties style:use-window-font-color="true" fo:font-style="normal" officeooo:rsid="001715bb" style:font-style-asian="normal" style:font-style-complex="normal"/>
    </style:style>
    <style:style style:name="T85" style:family="text">
      <style:text-properties style:use-window-font-color="true" fo:font-style="normal" officeooo:rsid="0033ce49" style:font-style-asian="normal" style:font-style-complex="normal"/>
    </style:style>
    <style:style style:name="T86" style:family="text">
      <style:text-properties style:use-window-font-color="true" style:font-name="OpenSymbol" fo:font-style="normal" style:font-name-asian="OpenSymbol" style:font-style-asian="normal" style:font-name-complex="OpenSymbol" style:font-style-complex="normal"/>
    </style:style>
    <style:style style:name="T87" style:family="text">
      <style:text-properties style:use-window-font-color="true" style:font-name="OpenSymbol" fo:font-size="10pt" fo:language="zxx" fo:country="none" fo:font-style="normal" fo:font-weight="normal" style:font-name-asian="OpenSymbol" style:font-size-asian="10pt" style:language-asian="zxx" style:country-asian="none" style:font-style-asian="normal" style:font-weight-asian="normal" style:font-name-complex="OpenSymbol" style:font-size-complex="10pt" style:font-style-complex="normal" style:font-weight-complex="normal" style:font-relief="none"/>
    </style:style>
    <style:style style:name="T88" style:family="text">
      <style:text-properties style:use-window-font-color="true" style:font-name="Bitstream Vera Sans4" fo:font-style="normal" style:font-style-asian="normal" style:font-style-complex="normal"/>
    </style:style>
    <style:style style:name="T89" style:family="text">
      <style:text-properties style:use-window-font-color="true" style:font-name="Bitstream Vera Sans4" fo:font-style="normal" officeooo:rsid="001715bb" style:font-style-asian="normal" style:font-style-complex="normal"/>
    </style:style>
    <style:style style:name="T90" style:family="text">
      <style:text-properties style:use-window-font-color="true" style:font-name="Bitstream Vera Sans4" fo:font-size="10pt" fo:language="zxx" fo:country="none" fo:font-style="normal" fo:font-weight="normal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91" style:family="text">
      <style:text-properties style:use-window-font-color="true" style:font-name="Bitstream Vera Sans4" fo:font-size="10pt" fo:language="zxx" fo:country="none" fo:font-style="normal" fo:font-weight="normal" officeooo:rsid="001715bb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92" style:family="text">
      <style:text-properties fo:letter-spacing="normal"/>
    </style:style>
    <style:style style:name="T93" style:family="text">
      <style:text-properties fo:letter-spacing="normal" fo:font-weight="bold" style:font-weight-asian="bold" style:font-weight-complex="bold"/>
    </style:style>
    <style:style style:name="T94" style:family="text">
      <style:text-properties fo:letter-spacing="normal" fo:font-weight="bold" officeooo:rsid="0051b63e" style:font-weight-asian="bold" style:font-weight-complex="bold"/>
    </style:style>
    <style:style style:name="T95" style:family="text">
      <style:text-properties fo:letter-spacing="-0.06cm"/>
    </style:style>
    <style:style style:name="T96" style:family="text">
      <style:text-properties fo:letter-spacing="-0.018cm"/>
    </style:style>
    <style:style style:name="T97" style:family="text">
      <style:text-properties fo:font-size="4pt" style:font-size-asian="4pt" style:font-size-complex="4pt"/>
    </style:style>
    <style:style style:name="T98" style:family="text">
      <style:text-properties fo:letter-spacing="-0.035cm"/>
    </style:style>
    <style:style style:name="T99" style:family="text">
      <style:text-properties fo:color="#b3b3b3"/>
    </style:style>
    <style:style style:name="T100" style:family="text">
      <style:text-properties fo:color="#b3b3b3" style:font-name="Bitstream Vera Sans4" fo:font-size="10pt" style:font-size-asian="10pt" style:font-size-complex="10pt"/>
    </style:style>
    <style:style style:name="T101" style:family="text">
      <style:text-properties fo:color="#b3b3b3" style:font-name="Bitstream Vera Sans" fo:font-size="10pt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102" style:family="text">
      <style:text-properties style:font-style-asian="normal" style:font-style-complex="normal"/>
    </style:style>
    <style:style style:name="T103" style:family="text">
      <style:text-properties officeooo:rsid="0033ce49" style:font-style-asian="normal" style:font-style-complex="normal"/>
    </style:style>
    <style:style style:name="T104" style:family="text">
      <style:text-properties officeooo:rsid="0033ce49"/>
    </style:style>
    <style:style style:name="T105" style:family="text">
      <style:text-properties fo:language="zxx" fo:country="none" fo:font-weight="normal" officeooo:rsid="0033ce49" style:language-asian="zxx" style:country-asian="none" style:font-weight-asian="normal" style:font-weight-complex="normal" style:font-relief="none"/>
    </style:style>
    <style:style style:name="T106" style:family="text">
      <style:text-properties fo:language="zxx" fo:country="none" fo:font-weight="normal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107" style:family="text">
      <style:text-properties fo:language="zxx" fo:country="none" fo:font-weight="normal" officeooo:rsid="0033ce49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108" style:family="text">
      <style:text-properties fo:language="zxx" fo:country="none" fo:font-weight="normal" style:font-size-asian="10pt" style:language-asian="zxx" style:country-asian="none" style:font-weight-asian="normal" style:font-size-complex="10pt" style:font-weight-complex="normal" style:font-relief="none"/>
    </style:style>
    <style:style style:name="T109" style:family="text">
      <style:text-properties officeooo:rsid="00452cdc"/>
    </style:style>
    <style:style style:name="T110" style:family="text">
      <style:text-properties officeooo:rsid="001715bb"/>
    </style:style>
    <style:style style:name="T111" style:family="text">
      <style:text-properties officeooo:rsid="004c55c2"/>
    </style:style>
    <style:style style:name="T112" style:family="text">
      <style:text-properties officeooo:rsid="0047ca66"/>
    </style:style>
    <style:style style:name="T113" style:family="text">
      <style:text-properties style:font-size-asian="10pt" style:font-size-complex="10pt"/>
    </style:style>
    <style:style style:name="T114" style:family="text">
      <style:text-properties fo:font-size="9pt"/>
    </style:style>
    <style:style style:name="T115" style:family="text">
      <style:text-properties fo:color="#000000" style:font-name="Bitstream Vera Sans3" fo:font-size="10pt" fo:font-style="normal" fo:font-weight="normal" officeooo:rsid="003e8b39"/>
    </style:style>
    <style:style style:name="T116" style:family="text">
      <style:text-properties fo:letter-spacing="-0.004cm" fo:font-weight="normal" style:font-weight-asian="normal" style:font-weight-complex="normal"/>
    </style:style>
    <style:style style:name="T117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331*" fo:start-indent="0cm" fo:end-indent="0.249cm"/>
          <style:column style:rel-width="2856*" fo:start-indent="0.249cm" fo:end-indent="0cm"/>
        </style:columns>
      </style:section-properties>
    </style:style>
    <style:style style:name="Sect3" style:family="section">
      <style:section-properties text:dont-balance-text-columns="false" fo:margin-left="0cm" fo:margin-right="0.111cm" style:editable="false">
        <style:columns fo:column-count="2">
          <style:column-sep style:width="0.021cm" style:color="#b2b2b2" style:height="100%" style:style="solid"/>
          <style:column style:rel-width="32511*" fo:start-indent="0cm" fo:end-indent="0.148cm"/>
          <style:column style:rel-width="31550*" fo:start-indent="0.148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66446200" text:style-name="Num_5f_Exo">
        <text:list-item>
          <text:h text:style-name="P53" text:outline-level="1"><text:soft-page-break/> Pose en colonnes et effectue.</text:h>
        </text:list-item>
      </text:list>
      <text:section text:style-name="Sect1" text:name="Section10">
        <text:list xml:id="list497847287" text:style-name="liste_5f_abc">
          <text:list-item>
            <text:p text:style-name="P66"><text:span text:style-name="T44">473,26 </text:span><text:span text:style-name="T58"></text:span><text:span text:style-name="T44"> 3</text:span><text:span text:style-name="T10"> </text:span><text:span text:style-name="T44">052,4</text:span></text:p>
          </text:list-item>
          <text:list-item>
            <text:p text:style-name="P66"><text:span text:style-name="T44">30 </text:span><text:span text:style-name="T58"></text:span><text:span text:style-name="T44"> 9,23 </text:span><text:span text:style-name="T58"></text:span><text:span text:style-name="T44"> 121,5</text:span></text:p>
          </text:list-item>
          <text:list-item>
            <text:p text:style-name="P66"><text:span text:style-name="T44">29,4 </text:span><text:span text:style-name="T58"></text:span><text:span text:style-name="T44"> 8,328 </text:span><text:span text:style-name="T58"></text:span><text:span text:style-name="T44"> 12,4</text:span></text:p>
          </text:list-item>
          <text:list-item>
            <text:p text:style-name="P66"><text:span text:style-name="T44">751,25 </text:span><text:span text:style-name="T32">−</text:span><text:span text:style-name="T44"> 98,2</text:span></text:p>
          </text:list-item>
          <text:list-item>
            <text:p text:style-name="P66"><text:span text:style-name="T44">8,5 </text:span><text:span text:style-name="T32">−</text:span><text:span text:style-name="T44"> 0,082</text:span></text:p>
          </text:list-item>
          <text:list-item>
            <text:p text:style-name="P66"><text:span text:style-name="T44">72 </text:span><text:span text:style-name="T32">−</text:span><text:span text:style-name="T44"> 68,41</text:span></text:p>
          </text:list-item>
        </text:list>
      </text:section>
      <table:table table:name="Tableau4" table:style-name="Tableau4">
        <table:table-column table:style-name="Tableau4.A" table:number-columns-repeated="3"/>
        <table:table-header-rows>
          <table:table-row table:style-name="Tableau4.1">
            <table:table-cell table:style-name="Tableau4.A1" office:value-type="string">
              <text:list xml:id="list144346944657034" text:continue-list="list497847287" text:style-name="liste_5f_abc">
                <text:list-item>
                  <text:list>
                    <text:list-item text:start-value="1">
                      <text:p text:style-name="P54"/>
                    </text:list-item>
                  </text:list>
                </text:list-item>
              </text:list>
            </table:table-cell>
            <table:table-cell table:style-name="Tableau4.B1" office:value-type="string">
              <text:list xml:id="list144347868272239" text:continue-list="list144346944657034" text:style-name="liste_5f_abc">
                <text:list-item>
                  <text:list>
                    <text:list-item text:start-value="2">
                      <text:p text:style-name="P54"/>
                    </text:list-item>
                  </text:list>
                </text:list-item>
              </text:list>
            </table:table-cell>
            <table:table-cell table:style-name="Tableau4.C1" office:value-type="string">
              <text:list xml:id="list144346907213144" text:continue-list="list144347868272239" text:style-name="liste_5f_abc">
                <text:list-item>
                  <text:list>
                    <text:list-item text:start-value="3">
                      <text:p text:style-name="P54"/>
                    </text:list-item>
                  </text:list>
                </text:list-item>
              </text:list>
            </table:table-cell>
          </table:table-row>
        </table:table-header-rows>
        <table:table-row table:style-name="Tableau4.1">
          <table:table-cell table:style-name="Tableau4.A2" office:value-type="string">
            <text:list xml:id="list144348141520303" text:continue-list="list144346907213144" text:style-name="liste_5f_abc">
              <text:list-item>
                <text:list>
                  <text:list-item text:start-value="4">
                    <text:p text:style-name="P54"/>
                  </text:list-item>
                </text:list>
              </text:list-item>
            </text:list>
          </table:table-cell>
          <table:table-cell table:style-name="Tableau4.B2" office:value-type="string">
            <text:list xml:id="list144347999949541" text:continue-list="list144348141520303" text:style-name="liste_5f_abc">
              <text:list-item>
                <text:list>
                  <text:list-item text:start-value="5">
                    <text:p text:style-name="P54"/>
                  </text:list-item>
                </text:list>
              </text:list-item>
            </text:list>
          </table:table-cell>
          <table:table-cell table:style-name="Tableau4.C2" office:value-type="string">
            <text:list xml:id="list144347453874479" text:continue-list="list144347999949541" text:style-name="liste_5f_abc">
              <text:list-item>
                <text:list>
                  <text:list-item text:start-value="6">
                    <text:p text:style-name="P54"/>
                  </text:list-item>
                </text:list>
              </text:list-item>
            </text:list>
          </table:table-cell>
        </table:table-row>
      </table:table>
      <text:list xml:id="list144348720552917" text:continue-list="list2466446200" text:style-name="Num_5f_Exo">
        <text:list-item>
          <text:h text:style-name="P36" text:outline-level="1"> Calcule mentalement les additions.</text:h>
        </text:list-item>
      </text:list>
      <text:section text:style-name="Sect1" text:name="Section9">
        <text:list xml:id="list144347819010159" text:continue-list="list144347453874479" text:style-name="liste_5f_abc">
          <text:list-item text:start-value="1">
            <text:p text:style-name="P70"><text:span text:style-name="T8">5,6 </text:span><text:span text:style-name="T37"></text:span><text:span text:style-name="T8"> 7,2 </text:span><text:span text:style-name="T26"></text:span><text:span text:style-name="T8"> </text:span><text:span text:style-name="_5f_pointillés_20_gris"><text:span text:style-name="T61"><text:tab/></text:span></text:span></text:p>
          </text:list-item>
          <text:list-item>
            <text:p text:style-name="P70"><text:span text:style-name="T8">2,2 </text:span><text:span text:style-name="T59"></text:span><text:span text:style-name="T8"> 6,3 </text:span><text:span text:style-name="T26"></text:span><text:span text:style-name="T8"> </text:span><text:span text:style-name="_5f_pointillés_20_gris"><text:span text:style-name="T61"><text:tab/></text:span></text:span></text:p>
          </text:list-item>
          <text:list-item>
            <text:p text:style-name="P70"><text:span text:style-name="T8">3,5 </text:span><text:span text:style-name="T59"></text:span><text:span text:style-name="T8"> 7,1 </text:span><text:span text:style-name="T26"></text:span><text:span text:style-name="T8"> </text:span><text:span text:style-name="_5f_pointillés_20_gris"><text:span text:style-name="T61"><text:tab/></text:span></text:span></text:p>
          </text:list-item>
          <text:list-item>
            <text:p text:style-name="P70"><text:span text:style-name="T8">6,3 </text:span><text:span text:style-name="T59"></text:span><text:span text:style-name="T8"> 7,6 </text:span><text:span text:style-name="T26"></text:span><text:span text:style-name="T8"> </text:span><text:span text:style-name="_5f_pointillés_20_gris"><text:span text:style-name="T61"><text:tab/></text:span></text:span></text:p>
          </text:list-item>
          <text:list-item>
            <text:p text:style-name="P70"><text:span text:style-name="T8">9 </text:span><text:span text:style-name="T59"></text:span><text:span text:style-name="T8"> 3,5 </text:span><text:span text:style-name="T26"></text:span><text:span text:style-name="T8"> </text:span><text:span text:style-name="_5f_pointillés_20_gris"><text:span text:style-name="T61"><text:tab/></text:span></text:span></text:p>
          </text:list-item>
          <text:list-item>
            <text:p text:style-name="P71"><text:span text:style-name="T8">7,6 </text:span><text:span text:style-name="T59"></text:span><text:span text:style-name="T8"> 7,9 </text:span><text:span text:style-name="T26"></text:span><text:span text:style-name="T8"> </text:span><text:span text:style-name="_5f_pointillés_20_gris"><text:span text:style-name="T61"><text:tab/></text:span></text:span></text:p>
          </text:list-item>
          <text:list-item>
            <text:p text:style-name="P71"><text:span text:style-name="T8">2,9 </text:span><text:span text:style-name="T59"></text:span><text:span text:style-name="T8"> 6,5 </text:span><text:span text:style-name="T26"></text:span><text:span text:style-name="T8"> </text:span><text:span text:style-name="_5f_pointillés_20_gris"><text:span text:style-name="T61"><text:tab/></text:span></text:span></text:p>
          </text:list-item>
          <text:list-item>
            <text:p text:style-name="P71"><text:span text:style-name="T8">4,5 </text:span><text:span text:style-name="T59"></text:span><text:span text:style-name="T8"> 9,7 </text:span><text:span text:style-name="T26"></text:span><text:span text:style-name="T8"> </text:span><text:span text:style-name="_5f_pointillés_20_gris"><text:span text:style-name="T61"><text:tab/></text:span></text:span></text:p>
          </text:list-item>
          <text:list-item>
            <text:p text:style-name="P71"><text:span text:style-name="T8">5,8 </text:span><text:span text:style-name="T59"></text:span><text:span text:style-name="T8"> 9,3 </text:span><text:span text:style-name="T26"></text:span><text:span text:style-name="T8"> </text:span><text:span text:style-name="_5f_pointillés_20_gris"><text:span text:style-name="T61"><text:tab/></text:span></text:span></text:p>
          </text:list-item>
          <text:list-item>
            <text:p text:style-name="P71"><text:span text:style-name="T9">3,9 </text:span><text:span text:style-name="T60"></text:span><text:span text:style-name="T9"> 7,6 </text:span><text:span text:style-name="T38"></text:span><text:span text:style-name="T9"> </text:span><text:span text:style-name="_5f_pointillés_20_gris"><text:span text:style-name="T61"><text:tab/></text:span></text:span></text:p>
          </text:list-item>
        </text:list>
      </text:section>
      <text:list xml:id="list144347686490623" text:continue-list="list144348720552917" text:style-name="Num_5f_Exo">
        <text:list-item>
          <text:h text:style-name="P37" text:outline-level="1"> Calcule mentalement <text:span text:style-name="T8">les soustractions.</text:span></text:h>
        </text:list-item>
      </text:list>
      <text:section text:style-name="Sect1" text:name="Section2">
        <text:list xml:id="list144347947262365" text:continue-list="list144347819010159" text:style-name="liste_5f_abc">
          <text:list-item text:start-value="1">
            <text:p text:style-name="P72"><text:span text:style-name="T8">5,5 </text:span><text:span text:style-name="T40">−</text:span><text:span text:style-name="T8"> 4,3 </text:span><text:span text:style-name="T26"></text:span><text:span text:style-name="T8"> </text:span><text:span text:style-name="_5f_pointillés_20_gris"><text:span text:style-name="T61"><text:tab/></text:span></text:span></text:p>
          </text:list-item>
          <text:list-item>
            <text:p text:style-name="P72"><text:span text:style-name="T8">4,6 </text:span><text:span text:style-name="T40">−</text:span><text:span text:style-name="T8"> 0,5 </text:span><text:span text:style-name="T26"></text:span><text:span text:style-name="T8"> </text:span><text:span text:style-name="_5f_pointillés_20_gris"><text:span text:style-name="T61"><text:tab/></text:span></text:span></text:p>
          </text:list-item>
          <text:list-item>
            <text:p text:style-name="P72"><text:span text:style-name="T8">2,8 </text:span><text:span text:style-name="T40">−</text:span><text:span text:style-name="T8"> 2,6 </text:span><text:span text:style-name="T26"></text:span><text:span text:style-name="T8"> </text:span><text:span text:style-name="_5f_pointillés_20_gris"><text:span text:style-name="T61"><text:tab/></text:span></text:span></text:p>
          </text:list-item>
          <text:list-item>
            <text:p text:style-name="P72"><text:span text:style-name="T8">6,7 </text:span><text:span text:style-name="T40">−</text:span><text:span text:style-name="T8"> 0,5 </text:span><text:span text:style-name="T26"></text:span><text:span text:style-name="T8"> </text:span><text:span text:style-name="_5f_pointillés_20_gris"><text:span text:style-name="T61"><text:tab/></text:span></text:span></text:p>
          </text:list-item>
          <text:list-item>
            <text:p text:style-name="P72"><text:span text:style-name="T8">3,8 </text:span><text:span text:style-name="T40">−</text:span><text:span text:style-name="T8"> 3,5 </text:span><text:span text:style-name="T26"></text:span><text:span text:style-name="T8"> </text:span><text:span text:style-name="_5f_pointillés_20_gris"><text:span text:style-name="T61"><text:tab/></text:span></text:span></text:p>
          </text:list-item>
          <text:list-item>
            <text:p text:style-name="P71"><text:span text:style-name="T8">5,2 </text:span><text:span text:style-name="T40">−</text:span><text:span text:style-name="T8"> 4,3 </text:span><text:span text:style-name="T26"></text:span><text:span text:style-name="T8"> </text:span><text:span text:style-name="_5f_pointillés_20_gris"><text:span text:style-name="T61"><text:tab/></text:span></text:span></text:p>
          </text:list-item>
          <text:list-item>
            <text:p text:style-name="P71"><text:span text:style-name="T8">8 </text:span><text:span text:style-name="T40">−</text:span><text:span text:style-name="T8"> 7,9 </text:span><text:span text:style-name="T26"></text:span><text:span text:style-name="T8"> </text:span><text:span text:style-name="_5f_pointillés_20_gris"><text:span text:style-name="T61"><text:tab/></text:span></text:span></text:p>
          </text:list-item>
          <text:list-item>
            <text:p text:style-name="P71"><text:span text:style-name="T8">4,6 </text:span><text:span text:style-name="T40">−</text:span><text:span text:style-name="T8"> 2,5 </text:span><text:span text:style-name="T26"></text:span><text:span text:style-name="T8"> </text:span><text:span text:style-name="_5f_pointillés_20_gris"><text:span text:style-name="T61"><text:tab/></text:span></text:span></text:p>
          </text:list-item>
          <text:list-item>
            <text:p text:style-name="P71"><text:span text:style-name="T8">4,1 </text:span><text:span text:style-name="T40">−</text:span><text:span text:style-name="T8"> 1,4 </text:span><text:span text:style-name="T26"></text:span><text:span text:style-name="T8"> </text:span><text:span text:style-name="_5f_pointillés_20_gris"><text:span text:style-name="T61"><text:tab/></text:span></text:span></text:p>
          </text:list-item>
          <text:list-item>
            <text:p text:style-name="P71"><text:span text:style-name="T9">6,7 </text:span><text:span text:style-name="T39">−</text:span><text:span text:style-name="T9"> 5,9 </text:span><text:span text:style-name="T38"></text:span><text:span text:style-name="T9"> </text:span><text:span text:style-name="_5f_pointillés_20_gris"><text:span text:style-name="T61"><text:tab/></text:span></text:span></text:p>
          </text:list-item>
        </text:list>
      </text:section>
      <text:list xml:id="list144347295149892" text:continue-list="list144347686490623" text:style-name="Num_5f_Exo">
        <text:list-item>
          <text:h text:style-name="P38" text:outline-level="1"> Calcule les sommes en effectuant des regrou<text:span text:style-name="T67">­</text:span>pements astucieux.</text:h>
        </text:list-item>
      </text:list>
      <text:list xml:id="list144347852515307" text:continue-list="list144347947262365" text:style-name="liste_5f_abc">
        <text:list-item>
          <text:list>
            <text:list-item text:start-value="1">
              <text:p text:style-name="P73"><text:span text:style-name="T18"> </text:span><text:span text:style-name="T44">8,5 </text:span><text:span text:style-name="T56"></text:span><text:span text:style-name="T44"> 12,7 </text:span><text:span text:style-name="T56"></text:span><text:span text:style-name="T44"> 1,5</text:span></text:p>
            </text:list-item>
          </text:list>
        </text:list-item>
      </text:list>
      <text:p text:style-name="P29"><text:span text:style-name="_5f_pointillés_20_gris"><text:span text:style-name="T61"><text:tab/></text:span></text:span></text:p>
      <text:list xml:id="list144348040401751" text:continue-numbering="true" text:style-name="liste_5f_abc">
        <text:list-item>
          <text:list>
            <text:list-item>
              <text:p text:style-name="P73"><text:span text:style-name="T18"> </text:span><text:span text:style-name="T44">67,99</text:span><text:span text:style-name="T19"> </text:span><text:span text:style-name="T56"></text:span><text:span text:style-name="T44"> 43,73 </text:span><text:span text:style-name="T56"></text:span><text:span text:style-name="T44"> 0,01 </text:span><text:span text:style-name="T56"></text:span><text:span text:style-name="T44"> 18,27</text:span></text:p>
            </text:list-item>
          </text:list>
        </text:list-item>
      </text:list>
      <text:p text:style-name="P29"><text:span text:style-name="_5f_pointillés_20_gris"><text:span text:style-name="T61"><text:tab/></text:span></text:span></text:p>
      <text:list xml:id="list144347929047505" text:continue-numbering="true" text:style-name="liste_5f_abc">
        <text:list-item>
          <text:list>
            <text:list-item>
              <text:p text:style-name="P73"><text:span text:style-name="T18"> </text:span><text:span text:style-name="T44">19,25 </text:span><text:span text:style-name="T56"></text:span><text:span text:style-name="T44"> 8,4 </text:span><text:span text:style-name="T56"></text:span><text:span text:style-name="T44"> 3,6 </text:span><text:span text:style-name="T56"></text:span><text:span text:style-name="T44"> 6,75</text:span></text:p>
            </text:list-item>
          </text:list>
        </text:list-item>
      </text:list>
      <text:p text:style-name="P29"><text:span text:style-name="_5f_pointillés_20_gris"><text:span text:style-name="T61"><text:tab/></text:span></text:span></text:p>
      <text:list xml:id="list144347206395987" text:continue-numbering="true" text:style-name="liste_5f_abc">
        <text:list-item>
          <text:list>
            <text:list-item>
              <text:p text:style-name="P73"><text:span text:style-name="T18"> </text:span><text:span text:style-name="T44">12,745 </text:span><text:span text:style-name="T56"></text:span><text:span text:style-name="T44"> 24,8 </text:span><text:span text:style-name="T56"></text:span><text:span text:style-name="T44"> 2,2 </text:span><text:span text:style-name="T56"></text:span><text:span text:style-name="T44"> 6,255</text:span></text:p>
            </text:list-item>
          </text:list>
        </text:list-item>
      </text:list>
      <text:list xml:id="list626915860" text:style-name="_5f_Numérotation_20_des_20_exercices_20_livrets">
        <text:list-item>
          <text:list>
            <text:list-header>
              <text:p text:style-name="P51"><text:span text:style-name="_5f_pointillés_20_gris"><text:span text:style-name="T61"><text:tab/></text:span></text:span></text:p>
            </text:list-header>
          </text:list>
        </text:list-item>
      </text:list>
      <text:list xml:id="list144347535948253" text:continue-list="list144347206395987" text:style-name="liste_5f_abc">
        <text:list-item>
          <text:list>
            <text:list-item>
              <text:p text:style-name="P73"><text:span text:style-name="T43"> 17,32 </text:span><text:span text:style-name="T57"></text:span><text:span text:style-name="T43"> 4,7 </text:span><text:span text:style-name="T57"></text:span><text:span text:style-name="T43"> 7,3 </text:span><text:span text:style-name="T57"></text:span><text:span text:style-name="T43"> 11,68</text:span></text:p>
            </text:list-item>
          </text:list>
        </text:list-item>
      </text:list>
      <text:p text:style-name="P29"><text:span text:style-name="_5f_pointillés_20_gris"><text:span text:style-name="T61"><text:tab/></text:span></text:span></text:p>
      <text:list xml:id="list144348238844699" text:continue-list="list144347295149892" text:style-name="Num_5f_Exo">
        <text:list-item>
          <text:h text:style-name="P39" text:outline-level="1"> Complète les deux carrés ci-dessous pour que les sommes de chaque ligne, de chaque colonne et de chaque diagonale soient égales.</text:h>
        </text:list-item>
      </text:list>
      <text:section text:style-name="Sect2" text:name="Section13">
        <table:table table:name="Tableau1" table:style-name="Tableau1">
          <table:table-column table:style-name="Tableau1.A"/>
          <table:table-column table:style-name="Tableau1.B" table:number-columns-repeated="2"/>
          <table:table-column table:style-name="Tableau1.D"/>
          <table:table-row table:style-name="Tableau1.1">
            <table:table-cell table:style-name="Tableau1.A1" office:value-type="string">
              <text:list xml:id="list144348817603324" text:continue-list="list144347535948253" text:style-name="liste_5f_abc">
                <text:list-item>
                  <text:list>
                    <text:list-item text:start-value="1">
                      <text:p text:style-name="P52"/>
                    </text:list-item>
                  </text:list>
                </text:list-item>
              </text:list>
            </table:table-cell>
            <table:table-cell table:style-name="Tableau1.B1" office:value-type="string">
              <text:p text:style-name="P25"/>
            </table:table-cell>
            <table:table-cell table:style-name="Tableau1.B1" office:value-type="string">
              <text:p text:style-name="P25"/>
            </table:table-cell>
            <table:table-cell table:style-name="Tableau1.D1" office:value-type="float" office:value="7.5">
              <text:p text:style-name="P26"><text:span text:style-name="T115">7</text:span>,5</text:p>
            </table:table-cell>
          </table:table-row>
          <table:table-row table:style-name="Tableau1.1">
            <table:table-cell table:style-name="Tableau1.A4" office:value-type="string">
              <text:p text:style-name="P6"/>
            </table:table-cell>
            <table:table-cell table:style-name="Tableau1.B2" office:value-type="string">
              <text:p text:style-name="P25"/>
            </table:table-cell>
            <table:table-cell table:style-name="Tableau1.C2" office:value-type="string">
              <text:p text:style-name="P25">4,5</text:p>
            </table:table-cell>
            <table:table-cell table:style-name="Tableau1.D2" office:value-type="string">
              <text:p text:style-name="P25">2,5</text:p>
            </table:table-cell>
          </table:table-row>
          <table:table-row table:style-name="Tableau1.1">
            <table:table-cell table:style-name="Tableau1.A4" office:value-type="string">
              <text:p text:style-name="P6"/>
            </table:table-cell>
            <table:table-cell table:style-name="Tableau1.B3" office:value-type="string">
              <text:p text:style-name="P25">1,5</text:p>
            </table:table-cell>
            <table:table-cell table:style-name="Tableau1.C3" office:value-type="string">
              <text:p text:style-name="P25"/>
            </table:table-cell>
            <table:table-cell table:style-name="Tableau1.D3" office:value-type="string">
              <text:p text:style-name="P25"/>
            </table:table-cell>
          </table:table-row>
          <table:table-row table:style-name="Tableau1.4">
            <table:table-cell table:style-name="Tableau1.A4" office:value-type="string">
              <text:p text:style-name="P27"/>
            </table:table-cell>
            <table:table-cell table:style-name="Tableau1.C4" office:value-type="string">
              <text:p text:style-name="P27"/>
            </table:table-cell>
            <table:table-cell table:style-name="Tableau1.C4" office:value-type="string">
              <text:p text:style-name="P27"/>
            </table:table-cell>
            <table:table-cell table:style-name="Tableau1.D4" office:value-type="string">
              <text:p text:style-name="P27"/>
            </table:table-cell>
          </table:table-row>
        </table:table>
        <text:p text:style-name="P28"/>
        <table:table table:name="Tableau2" table:style-name="Tableau2">
          <table:table-column table:style-name="Tableau2.A"/>
          <table:table-column table:style-name="Tableau2.B" table:number-columns-repeated="3"/>
          <table:table-column table:style-name="Tableau2.E"/>
          <table:table-row table:style-name="Tableau2.1">
            <table:table-cell table:style-name="Tableau2.A1" office:value-type="string">
              <text:list xml:id="list144347210050096" text:continue-numbering="true" text:style-name="liste_5f_abc">
                <text:list-item>
                  <text:list>
                    <text:list-item>
                      <text:p text:style-name="P52"/>
                    </text:list-item>
                  </text:list>
                </text:list-item>
              </text:list>
            </table:table-cell>
            <table:table-cell table:style-name="Tableau2.B1" office:value-type="string">
              <text:p text:style-name="P25">1,6</text:p>
            </table:table-cell>
            <table:table-cell table:style-name="Tableau2.D1" office:value-type="string">
              <text:p text:style-name="P25"/>
            </table:table-cell>
            <table:table-cell table:style-name="Tableau2.D1" office:value-type="string">
              <text:p text:style-name="P25"/>
            </table:table-cell>
            <table:table-cell table:style-name="Tableau2.E1" office:value-type="string">
              <text:p text:style-name="P25">1,3</text:p>
            </table:table-cell>
          </table:table-row>
          <table:table-row table:style-name="Tableau2.1">
            <table:table-cell table:style-name="Tableau2.A4" office:value-type="string">
              <text:p text:style-name="P6"/>
            </table:table-cell>
            <table:table-cell table:style-name="Tableau2.B2" office:value-type="string">
              <text:p text:style-name="P25"/>
            </table:table-cell>
            <table:table-cell table:style-name="Tableau2.D3" office:value-type="string">
              <text:p text:style-name="P25"/>
            </table:table-cell>
            <table:table-cell table:style-name="Tableau2.D2" office:value-type="string">
              <text:p text:style-name="P25">1,1</text:p>
            </table:table-cell>
            <table:table-cell table:style-name="Tableau2.E2" office:value-type="string">
              <text:p text:style-name="P25">0,8</text:p>
            </table:table-cell>
          </table:table-row>
          <table:table-row table:style-name="Tableau2.1">
            <table:table-cell table:style-name="Tableau2.A4" office:value-type="string">
              <text:p text:style-name="P6"/>
            </table:table-cell>
            <table:table-cell table:style-name="Tableau2.D2" office:value-type="string">
              <text:p text:style-name="P25">0,9</text:p>
            </table:table-cell>
            <table:table-cell table:style-name="Tableau2.D2" office:value-type="string">
              <text:p text:style-name="P25">0,6</text:p>
            </table:table-cell>
            <table:table-cell table:style-name="Tableau2.D3" office:value-type="string">
              <text:p text:style-name="P25"/>
            </table:table-cell>
            <table:table-cell table:style-name="Tableau2.E3" office:value-type="string">
              <text:p text:style-name="P25"/>
            </table:table-cell>
          </table:table-row>
          <table:table-row table:style-name="Tableau2.1">
            <table:table-cell table:style-name="Tableau2.A4" office:value-type="string">
              <text:p text:style-name="P6"/>
            </table:table-cell>
            <table:table-cell table:style-name="Tableau2.D2" office:value-type="string">
              <text:p text:style-name="P25">0,4</text:p>
            </table:table-cell>
            <table:table-cell table:style-name="Tableau2.C4" office:value-type="string">
              <text:p text:style-name="P25"/>
            </table:table-cell>
            <table:table-cell table:style-name="Tableau2.D2" office:value-type="string">
              <text:p text:style-name="P25">1,4</text:p>
            </table:table-cell>
            <table:table-cell table:style-name="Tableau2.E2" office:value-type="string">
              <text:p text:style-name="P25">0,1</text:p>
            </table:table-cell>
          </table:table-row>
        </table:table>
        <text:p text:style-name="P32"/>
      </text:section>
      <text:list xml:id="list144348947087268" text:continue-list="list144348238844699" text:style-name="Num_5f_Exo">
        <text:list-item>
          <text:h text:style-name="P40" text:outline-level="1"> Calcule <text:span text:style-name="T68">mentalement</text:span>.</text:h>
        </text:list-item>
      </text:list>
      <text:section text:style-name="Sect1" text:name="Section15">
        <text:list xml:id="list144347152658714" text:continue-list="list144347210050096" text:style-name="liste_5f_abc">
          <text:list-item text:start-value="1">
            <text:p text:style-name="P72"><text:span text:style-name="T47"><text:s text:c="2"/>0,2 </text:span><text:span text:style-name="T33">×</text:span><text:span text:style-name="T69"> 0,5</text:span><text:span text:style-name="T71"> </text:span><text:span text:style-name="T27"></text:span><text:span text:style-name="T71"> </text:span><text:span text:style-name="_5f_pointillés_20_gris"><text:span text:style-name="T63"><text:tab/></text:span></text:span></text:p>
          </text:list-item>
          <text:list-item>
            <text:p text:style-name="P72"><text:span text:style-name="T47">0,7 </text:span><text:span text:style-name="T33">×</text:span><text:span text:style-name="T69"> 0,08</text:span><text:span text:style-name="T71"> </text:span><text:span text:style-name="T27"></text:span><text:span text:style-name="T71"> </text:span><text:span text:style-name="_5f_pointillés_20_gris"><text:span text:style-name="T63"><text:tab/></text:span></text:span></text:p>
          </text:list-item>
          <text:list-item>
            <text:p text:style-name="P72"><text:span text:style-name="T47">0,9 </text:span><text:span text:style-name="T33">×</text:span><text:span text:style-name="T69"> 0,04</text:span><text:span text:style-name="T71"> </text:span><text:span text:style-name="T27"></text:span><text:span text:style-name="T71"> </text:span><text:span text:style-name="_5f_pointillés_20_gris"><text:span text:style-name="T63"><text:tab/></text:span></text:span></text:p>
          </text:list-item>
          <text:list-item>
            <text:p text:style-name="P72"><text:span text:style-name="T49"><text:s text:c="3"/></text:span><text:span text:style-name="T47">0,4 </text:span><text:span text:style-name="T33">×</text:span><text:span text:style-name="T69"> 2,5</text:span><text:span text:style-name="T71"> </text:span><text:span text:style-name="T27"></text:span><text:span text:style-name="T71"> </text:span><text:span text:style-name="_5f_pointillés_20_gris"><text:span text:style-name="T63"><text:tab/></text:span></text:span></text:p>
          </text:list-item>
          <text:list-item>
            <text:p text:style-name="P72"><text:span text:style-name="T47"><text:s text:c="4"/>0,41 </text:span><text:span text:style-name="T33">×</text:span><text:span text:style-name="T69"> 3</text:span><text:span text:style-name="T71"> </text:span><text:span text:style-name="T27"></text:span><text:span text:style-name="T71"> </text:span><text:span text:style-name="_5f_pointillés_20_gris"><text:span text:style-name="T63"><text:tab/></text:span></text:span></text:p>
          </text:list-item>
          <text:list-item>
            <text:p text:style-name="P72"><text:span text:style-name="T47"><text:s text:c="2"/>0,85 </text:span><text:span text:style-name="T33">×</text:span><text:span text:style-name="T69"> 0,2</text:span><text:span text:style-name="T71"> </text:span><text:span text:style-name="T27"></text:span><text:span text:style-name="T71"> </text:span><text:span text:style-name="_5f_pointillés_20_gris"><text:span text:style-name="T63"><text:tab/></text:span></text:span></text:p>
          </text:list-item>
          <text:list-item>
            <text:p text:style-name="P72"><text:span text:style-name="T47"><text:s text:c="2"/>0,3 </text:span><text:span text:style-name="T33">×</text:span><text:span text:style-name="T69"> 12,2</text:span><text:span text:style-name="T71"> </text:span><text:span text:style-name="T27"></text:span><text:span text:style-name="T71"> </text:span><text:span text:style-name="_5f_pointillés_20_gris"><text:span text:style-name="T63"><text:tab/></text:span></text:span></text:p>
          </text:list-item>
          <text:list-item>
            <text:p text:style-name="P72"><text:span text:style-name="T47"><text:s text:c="2"/>1,21 </text:span><text:span text:style-name="T33">×</text:span><text:span text:style-name="T69"> 0,4</text:span><text:span text:style-name="T71"> </text:span><text:span text:style-name="T27"></text:span><text:span text:style-name="T71"> </text:span><text:span text:style-name="_5f_pointillés_20_gris"><text:span text:style-name="T63"><text:tab/></text:span></text:span></text:p>
          </text:list-item>
          <text:list-item>
            <text:p text:style-name="P72"><text:span text:style-name="T47">0,47 </text:span><text:span text:style-name="T33">×</text:span><text:span text:style-name="T69"> 0,02</text:span><text:span text:style-name="T71"> </text:span><text:span text:style-name="T27"></text:span><text:span text:style-name="T71"> </text:span><text:span text:style-name="_5f_pointillés_20_gris"><text:span text:style-name="T63"><text:tab/></text:span></text:span></text:p>
          </text:list-item>
          <text:list-item>
            <text:p text:style-name="P72"><text:span text:style-name="T48">11,1 </text:span><text:span text:style-name="T34">×</text:span><text:span text:style-name="T70"> 0,05</text:span><text:span text:style-name="T72"> </text:span><text:span text:style-name="T28"></text:span><text:span text:style-name="T50"> </text:span><text:span text:style-name="_5f_pointillés_20_gris"><text:span text:style-name="T63"><text:tab/></text:span></text:span></text:p>
          </text:list-item>
        </text:list>
      </text:section>
      <text:list xml:id="list144348840932364" text:continue-list="list144348947087268" text:style-name="Num_5f_Exo">
        <text:list-item>
          <text:h text:style-name="P41" text:outline-level="1"> Calcule en regroupant astucieusement.</text:h>
        </text:list-item>
      </text:list>
      <text:list xml:id="list144348251012067" text:continue-list="list144347152658714" text:style-name="liste_5f_abc">
        <text:list-item>
          <text:list>
            <text:list-item text:start-value="1">
              <text:p text:style-name="P69"><text:span text:style-name="T9"> </text:span>0,9<text:span text:style-name="T52"> </text:span><text:span text:style-name="T27">×</text:span><text:span text:style-name="T71"> </text:span>2<text:span text:style-name="T52"> </text:span><text:span text:style-name="T27">×</text:span><text:span text:style-name="T71"> </text:span>0,7<text:span text:style-name="T52"> </text:span><text:span text:style-name="T27">×</text:span><text:span text:style-name="T71"> </text:span>50</text:p>
            </text:list-item>
          </text:list>
        </text:list-item>
      </text:list>
      <text:p text:style-name="P30"><text:span text:style-name="_5f_pointillés_20_gris"><text:span text:style-name="T61"><text:tab/></text:span></text:span></text:p>
      <text:list xml:id="list144347184454276" text:continue-numbering="true" text:style-name="liste_5f_abc">
        <text:list-item>
          <text:list>
            <text:list-item>
              <text:p text:style-name="P69"> 0,25<text:span text:style-name="T52"> </text:span><text:span text:style-name="T27">×</text:span><text:span text:style-name="T71"> </text:span>5,65<text:span text:style-name="T52"> </text:span><text:span text:style-name="T27">×</text:span><text:span text:style-name="T71"> </text:span>4</text:p>
            </text:list-item>
          </text:list>
        </text:list-item>
      </text:list>
      <text:p text:style-name="P30"><text:span text:style-name="_5f_pointillés_20_gris"><text:span text:style-name="T61"><text:tab/></text:span></text:span></text:p>
      <text:list xml:id="list144347494224678" text:continue-numbering="true" text:style-name="liste_5f_abc">
        <text:list-item>
          <text:list>
            <text:list-item>
              <text:p text:style-name="P69"><text:span text:style-name="T9"> </text:span>8<text:span text:style-name="T52"> </text:span><text:span text:style-name="T27">×</text:span><text:span text:style-name="T71"> </text:span>52<text:span text:style-name="T52"> </text:span><text:span text:style-name="T27">×</text:span><text:span text:style-name="T71"> </text:span>12,5</text:p>
            </text:list-item>
          </text:list>
        </text:list-item>
      </text:list>
      <text:p text:style-name="P30"><text:span text:style-name="_5f_pointillés_20_gris"><text:span text:style-name="T61"><text:tab/></text:span></text:span></text:p>
      <text:list xml:id="list144347800317395" text:continue-numbering="true" text:style-name="liste_5f_abc">
        <text:list-item>
          <text:list>
            <text:list-item>
              <text:p text:style-name="P69"> 2,5<text:span text:style-name="T52"> </text:span><text:span text:style-name="T27">×</text:span><text:span text:style-name="T71"> </text:span>1,7<text:span text:style-name="T52"> </text:span><text:span text:style-name="T27">×</text:span><text:span text:style-name="T71"> </text:span>0,4</text:p>
            </text:list-item>
          </text:list>
        </text:list-item>
      </text:list>
      <text:p text:style-name="P30"><text:span text:style-name="_5f_pointillés_20_gris"><text:span text:style-name="T61"><text:tab/></text:span></text:span></text:p>
      <text:list xml:id="list144348049270613" text:continue-list="list144348840932364" text:style-name="Num_5f_Exo">
        <text:list-item>
          <text:h text:style-name="P42" text:outline-level="1"> Place correctement la virgule dans le résultat de la multiplication (en ajoutant éventuellement un ou des zéros).</text:h>
        </text:list-item>
      </text:list>
      <text:list xml:id="list144348882786105" text:continue-list="list144347800317395" text:style-name="liste_5f_abc">
        <text:list-item>
          <text:list>
            <text:list-item text:start-value="1">
              <text:p text:style-name="P67"><text:span text:style-name="T44"><text:tab/> <text:s text:c="4"/>12,7 </text:span><text:span text:style-name="T27">×</text:span><text:span text:style-name="T44"> 2,4<text:tab/> </text:span><text:span text:style-name="T27"></text:span><text:span text:style-name="T71">        </text:span><text:span text:style-name="T44">3 0 4 8</text:span></text:p>
            </text:list-item>
            <text:list-item>
              <text:p text:style-name="P67"><text:span text:style-name="T44"><text:tab/> <text:s text:c="4"/>0,14 </text:span><text:span text:style-name="T27">×</text:span><text:span text:style-name="T44"> 5,9<text:tab/> </text:span><text:span text:style-name="T27"></text:span><text:span text:style-name="T71">        8 2 6</text:span></text:p>
            </text:list-item>
            <text:list-item>
              <text:p text:style-name="P67"><text:span text:style-name="T52"><text:tab/> <text:s text:c="2"/>25,4 </text:span><text:span text:style-name="T27">×</text:span><text:span text:style-name="T52"> 1,05<text:tab/> </text:span><text:span text:style-name="T27"></text:span><text:span text:style-name="T71">        2 6 6 7</text:span></text:p>
            </text:list-item>
            <text:list-item>
              <text:p text:style-name="P67"><text:span text:style-name="T52"><text:tab/>0,007 </text:span><text:span text:style-name="T27">×</text:span><text:span text:style-name="T52"> 573,2 </text:span><text:span text:style-name="T27"></text:span><text:span text:style-name="T71">        4 0 1 2 4</text:span></text:p>
            </text:list-item>
            <text:list-item>
              <text:p text:style-name="P67"><text:span text:style-name="_5f_pointillés_20_gris"><text:span text:style-name="T74"><text:tab/>0,245 </text:span></text:span><text:span text:style-name="_5f_pointillés_20_gris"><text:span text:style-name="T75">×</text:span></text:span><text:span text:style-name="_5f_pointillés_20_gris"><text:span text:style-name="T74"> 0,125 </text:span></text:span><text:span text:style-name="_5f_pointillés_20_gris"><text:span text:style-name="T75"></text:span></text:span><text:span text:style-name="_5f_pointillés_20_gris"><text:span text:style-name="T78">        3 0 6 2 5</text:span></text:span></text:p>
            </text:list-item>
          </text:list>
        </text:list-item>
      </text:list>
      <text:list xml:id="list144348421129510" text:continue-list="list144348049270613" text:style-name="Num_5f_Exo">
        <text:list-item>
          <text:h text:style-name="P43" text:outline-level="1"> <text:span text:style-name="T92">Place la virgule dans le nombre écrit </text:span><text:span text:style-name="T93">en carac</text:span><text:span text:style-name="T94">­</text:span><text:span text:style-name="T93">tères</text:span><text:span text:style-name="T92"> </text:span><text:span text:style-name="T93">gras</text:span><text:span text:style-name="T92"> pour que l’égalité soit vraie.</text:span></text:h>
        </text:list-item>
      </text:list>
      <text:list xml:id="list144347901391790" text:continue-list="list144348882786105" text:style-name="liste_5f_abc">
        <text:list-item>
          <text:list>
            <text:list-item text:start-value="1">
              <text:p text:style-name="P68"><text:span text:style-name="T44"><text:s text:c="7"/>6,42 </text:span><text:span text:style-name="T27">×</text:span><text:span text:style-name="T44"> </text:span><text:span text:style-name="T54">8 7 4<text:tab/></text:span><text:span text:style-name="T44"> </text:span><text:span text:style-name="T27"></text:span><text:span text:style-name="T71"> 561,108</text:span></text:p>
            </text:list-item>
            <text:list-item>
              <text:p text:style-name="P68"><text:span text:style-name="T55"><text:s text:c="5"/></text:span><text:span text:style-name="T54">6 5 2</text:span><text:span text:style-name="T44"> </text:span><text:span text:style-name="T27">×</text:span><text:span text:style-name="T44"> 0,512<text:tab/> </text:span><text:span text:style-name="T27"></text:span><text:span text:style-name="T71"> 3,338 24</text:span></text:p>
            </text:list-item>
            <text:list-item>
              <text:p text:style-name="P68"><text:span text:style-name="T52"><text:s text:c="11"/>0,47 </text:span><text:span text:style-name="T27">×</text:span><text:span text:style-name="T52"> </text:span><text:span text:style-name="T53">6 1<text:tab/></text:span><text:span text:style-name="T52"> </text:span><text:span text:style-name="_5f_opensymbol"><text:span text:style-name="T29"></text:span></text:span><text:span text:style-name="T71"> 2,867</text:span></text:p>
            </text:list-item>
            <text:list-item>
              <text:p text:style-name="P68"><text:span text:style-name="T52"><text:s text:c="9"/>2,7 </text:span><text:span text:style-name="T27">×</text:span><text:span text:style-name="T52"> </text:span><text:span text:style-name="T53">5 4 5<text:tab/></text:span><text:span text:style-name="T52"> </text:span><text:span text:style-name="T27"></text:span><text:span text:style-name="T71"> 14,715</text:span></text:p>
            </text:list-item>
          </text:list>
        </text:list-item>
      </text:list>
      <text:list xml:id="list144347613020121" text:continue-list="list144348421129510" text:style-name="Num_5f_Exo">
        <text:list-item>
          <text:h text:style-name="P44" text:outline-level="1"><text:soft-page-break/> Calcule mentalement.</text:h>
        </text:list-item>
      </text:list>
      <text:section text:style-name="Sect1" text:name="Section12">
        <text:list xml:id="list144347717339547" text:continue-list="list144347901391790" text:style-name="liste_5f_abc">
          <text:list-item text:start-value="1">
            <text:p text:style-name="P74"><text:s/>5,378<text:span text:style-name="T92"> </text:span><text:span text:style-name="T41">×</text:span><text:span text:style-name="T92"> </text:span>100<text:span text:style-name="T92"> </text:span><text:span text:style-name="T41"></text:span><text:span text:style-name="T17"> </text:span><text:span text:style-name="_5f_pointillés_20_gris"><text:span text:style-name="T64"><text:tab/></text:span></text:span></text:p>
          </text:list-item>
          <text:list-item>
            <text:p text:style-name="P75"><text:s text:c="3"/>0,065<text:span text:style-name="T92"> </text:span><text:span text:style-name="T41">×</text:span><text:span text:style-name="T92"> </text:span>10<text:span text:style-name="T92"> </text:span><text:span text:style-name="T41"></text:span><text:span text:style-name="T17"> </text:span><text:span text:style-name="_5f_pointillés_20_gris"><text:span text:style-name="T64"><text:tab/></text:span></text:span></text:p>
          </text:list-item>
          <text:list-item>
            <text:p text:style-name="P75">79,2<text:span text:style-name="T92"> </text:span><text:span text:style-name="T41">×</text:span><text:span text:style-name="T92"> </text:span>1 000<text:span text:style-name="T92"> </text:span><text:span text:style-name="T41"></text:span><text:span text:style-name="T17"> </text:span><text:span text:style-name="_5f_pointillés_20_gris"><text:span text:style-name="T64"><text:tab/></text:span></text:span></text:p>
          </text:list-item>
          <text:list-item>
            <text:p text:style-name="P75"><text:s/>71,47<text:span text:style-name="T92"> </text:span><text:span text:style-name="T41">×</text:span><text:span text:style-name="T92"> </text:span>100<text:span text:style-name="T92"> </text:span><text:span text:style-name="T41"></text:span><text:span text:style-name="T17"> </text:span><text:span text:style-name="_5f_pointillés_20_gris"><text:span text:style-name="T64"><text:tab/></text:span></text:span></text:p>
          </text:list-item>
          <text:list-item>
            <text:p text:style-name="P75">0,34<text:span text:style-name="T92"> </text:span><text:span text:style-name="T41">×</text:span><text:span text:style-name="T92"> </text:span>1 000<text:span text:style-name="T92"> </text:span><text:span text:style-name="T41"></text:span><text:span text:style-name="T17"> </text:span><text:span text:style-name="_5f_pointillés_20_gris"><text:span text:style-name="T64"><text:tab/></text:span></text:span></text:p>
          </text:list-item>
          <text:list-item>
            <text:p text:style-name="P75"><text:span text:style-name="T95"><text:s text:c="2"/></text:span><text:span text:style-name="T96">87</text:span> <text:span text:style-name="T26">×</text:span> <text:span text:style-name="T96">100</text:span> <text:span text:style-name="T26"></text:span><text:span text:style-name="T14"> </text:span><text:span text:style-name="_5f_pointillés_20_gris"><text:span text:style-name="T63"><text:tab/></text:span></text:span></text:p>
          </text:list-item>
          <text:list-item>
            <text:p text:style-name="P75">0,58<text:span text:style-name="T92"> </text:span><text:span text:style-name="T41">×</text:span><text:span text:style-name="T92"> </text:span>10 <text:span text:style-name="T41"></text:span><text:span text:style-name="T17"> </text:span><text:span text:style-name="_5f_pointillés_20_gris"><text:span text:style-name="T64"><text:tab/></text:span></text:span></text:p>
          </text:list-item>
          <text:list-item>
            <text:p text:style-name="P75"><text:span text:style-name="T96"><text:s text:c="2"/>934</text:span> <text:span text:style-name="T26">×</text:span> <text:span text:style-name="T96">10</text:span> <text:span text:style-name="T26"></text:span><text:span text:style-name="T14"> </text:span><text:span text:style-name="_5f_pointillés_20_gris"><text:span text:style-name="T63"><text:tab/></text:span></text:span></text:p>
          </text:list-item>
          <text:list-item>
            <text:p text:style-name="P75"><text:span text:style-name="T96">11,11</text:span> <text:span text:style-name="T26">×</text:span> <text:span text:style-name="T96">1 000</text:span> <text:span text:style-name="T26"></text:span><text:span text:style-name="T14"> </text:span><text:span text:style-name="_5f_pointillés_20_gris"><text:span text:style-name="T63"><text:tab/></text:span></text:span></text:p>
          </text:list-item>
          <text:list-item>
            <text:p text:style-name="P75"><text:span text:style-name="T96">0,05</text:span> <text:span text:style-name="T26">×</text:span> <text:span text:style-name="T96">10 000</text:span> <text:span text:style-name="T26"></text:span><text:span text:style-name="T14"> </text:span><text:span text:style-name="_5f_pointillés_20_gris"><text:span text:style-name="T63"><text:tab/></text:span></text:span></text:p>
          </text:list-item>
        </text:list>
      </text:section>
      <text:list xml:id="list144348516839918" text:continue-list="list144347613020121" text:style-name="Num_5f_Exo">
        <text:list-item>
          <text:h text:style-name="P44" text:outline-level="1"> Complète par 10 ; 100 ; 1 000 ; <text:span text:style-name="T73">...</text:span></text:h>
        </text:list-item>
      </text:list>
      <text:section text:style-name="Sect3" text:name="Section5">
        <text:list xml:id="list144348178241268" text:continue-list="list144347717339547" text:style-name="liste_5f_abc">
          <text:list-item text:start-value="1">
            <text:p text:style-name="P76"><text:span text:style-name="T96">5,45</text:span> <text:span text:style-name="T26">×</text:span> <text:span text:style-name="_5f_pointillés_20_gris"><text:span text:style-name="T63"><text:tab/></text:span></text:span><text:span text:style-name="T13"> </text:span><text:span text:style-name="T35"></text:span><text:span text:style-name="T14"> </text:span><text:span text:style-name="T96">5 450</text:span></text:p>
          </text:list-item>
          <text:list-item>
            <text:p text:style-name="P76"><text:span text:style-name="T96">2,98</text:span> <text:span text:style-name="T26">×</text:span> <text:span text:style-name="_5f_pointillés_20_gris"><text:span text:style-name="T63"><text:tab/></text:span></text:span><text:span text:style-name="T13"> </text:span><text:span text:style-name="T35"></text:span><text:span text:style-name="T13"> </text:span><text:span text:style-name="T96">29,8</text:span></text:p>
          </text:list-item>
          <text:list-item>
            <text:p text:style-name="P76"><text:span text:style-name="T97"><text:s/></text:span><text:span text:style-name="T96">2,34</text:span> <text:span text:style-name="T26">×</text:span> <text:span text:style-name="_5f_pointillés_20_gris"><text:span text:style-name="T63"><text:tab/></text:span></text:span><text:span text:style-name="T13"> </text:span><text:span text:style-name="T35"></text:span><text:span text:style-name="T13"> </text:span><text:span text:style-name="T96">234</text:span></text:p>
          </text:list-item>
          <text:list-item>
            <text:p text:style-name="P82"><text:span text:style-name="T96">0,345</text:span> <text:span text:style-name="T26">×</text:span> <text:span text:style-name="_5f_pointillés_20_gris"><text:span text:style-name="T63"><text:tab/></text:span></text:span><text:span text:style-name="T13"> </text:span><text:span text:style-name="T35"></text:span><text:span text:style-name="T13"> </text:span><text:span text:style-name="T96">3,45</text:span></text:p>
          </text:list-item>
          <text:list-item>
            <text:p text:style-name="P83"><text:span text:style-name="T96">0,014</text:span> <text:span text:style-name="T26">×</text:span> <text:span text:style-name="_5f_pointillés_20_gris"><text:span text:style-name="T63"><text:tab/></text:span></text:span><text:span text:style-name="T13"> </text:span><text:span text:style-name="T35"></text:span><text:span text:style-name="T13"> </text:span><text:span text:style-name="T15">1,</text:span><text:span text:style-name="T96">4</text:span></text:p>
          </text:list-item>
          <text:list-item>
            <text:p text:style-name="P83"><text:span text:style-name="T20"><text:s text:c="4"/>0,32 </text:span><text:span text:style-name="T36">×</text:span><text:span text:style-name="T20"> </text:span><text:span text:style-name="_5f_pointillés_20_gris"><text:span text:style-name="T65"><text:tab/></text:span></text:span><text:span text:style-name="T20"> </text:span><text:span text:style-name="T36"></text:span><text:span text:style-name="T20"> 320</text:span></text:p>
          </text:list-item>
        </text:list>
      </text:section>
      <text:list xml:id="list144347916751648" text:continue-list="list144348516839918" text:style-name="Num_5f_Exo">
        <text:list-item>
          <text:h text:style-name="P44" text:outline-level="1"> Calcule mentalement.</text:h>
        </text:list-item>
      </text:list>
      <text:section text:style-name="Sect1" text:name="Section22">
        <text:list xml:id="list144347584590654" text:continue-list="list144348178241268" text:style-name="liste_5f_abc">
          <text:list-item text:start-value="1">
            <text:p text:style-name="P77"><text:span text:style-name="T96"><text:s text:c="2"/>120</text:span> <text:span text:style-name="T26">×</text:span> <text:span text:style-name="T96">0,1</text:span> <text:span text:style-name="T26"></text:span> <text:span text:style-name="_5f_pointillés_20_gris"><text:span text:style-name="T64"><text:tab/></text:span></text:span></text:p>
          </text:list-item>
          <text:list-item>
            <text:p text:style-name="P77"><text:span text:style-name="T96">34</text:span> <text:span text:style-name="T26">×</text:span> <text:span text:style-name="T96">0,001</text:span> <text:span text:style-name="T26"></text:span> <text:span text:style-name="_5f_pointillés_20_gris"><text:span text:style-name="T64"><text:tab/></text:span></text:span></text:p>
          </text:list-item>
          <text:list-item>
            <text:p text:style-name="P77"><text:span text:style-name="T96">335</text:span> <text:span text:style-name="T26">×</text:span> <text:span text:style-name="T96">0,01</text:span> <text:span text:style-name="T26"></text:span> <text:span text:style-name="_5f_pointillés_20_gris"><text:span text:style-name="T64"><text:tab/></text:span></text:span></text:p>
          </text:list-item>
          <text:list-item>
            <text:p text:style-name="P77"><text:span text:style-name="T96">300</text:span> <text:span text:style-name="T26">×</text:span> <text:span text:style-name="T98">0,001</text:span> <text:span text:style-name="T26"></text:span> <text:span text:style-name="_5f_pointillés_20_gris"><text:span text:style-name="T64"><text:tab/></text:span></text:span></text:p>
          </text:list-item>
          <text:list-item>
            <text:p text:style-name="P77"><text:span text:style-name="T96">2 000</text:span> <text:span text:style-name="T26">×</text:span> <text:span text:style-name="T96">0,01</text:span> <text:span text:style-name="T26"></text:span> <text:span text:style-name="_5f_pointillés_20_gris"><text:span text:style-name="T64"><text:tab/></text:span></text:span></text:p>
          </text:list-item>
          <text:list-item>
            <text:p text:style-name="P77"><text:span text:style-name="T96">560</text:span> <text:span text:style-name="T26">×</text:span> <text:span text:style-name="T96">0,1</text:span> <text:span text:style-name="T26"></text:span> <text:span text:style-name="_5f_pointillés_20_gris"><text:span text:style-name="T64"><text:tab/></text:span></text:span></text:p>
          </text:list-item>
        </text:list>
      </text:section>
      <text:list xml:id="list144347248488628" text:continue-list="list144347916751648" text:style-name="Num_5f_Exo">
        <text:list-item>
          <text:h text:style-name="P45" text:outline-level="1"> Complète par 0,1 ; 0,01 ; 0,001 ; ...</text:h>
        </text:list-item>
      </text:list>
      <text:section text:style-name="Sect1" text:name="Section6">
        <text:list xml:id="list144349040113047" text:continue-list="list144347584590654" text:style-name="liste_5f_abc">
          <text:list-item text:start-value="1">
            <text:p text:style-name="P78"><text:span text:style-name="T96">3,4</text:span> <text:span text:style-name="T26">×</text:span> <text:span text:style-name="T99"><text:tab/></text:span><text:span text:style-name="T13"> </text:span><text:span text:style-name="T35"></text:span><text:span text:style-name="T13"> </text:span><text:span text:style-name="T96">0,034</text:span></text:p>
          </text:list-item>
          <text:list-item>
            <text:p text:style-name="P78"><text:span text:style-name="T96">345</text:span> <text:span text:style-name="T26">×</text:span> <text:span text:style-name="T99"><text:tab/></text:span><text:span text:style-name="T100"> </text:span><text:span text:style-name="T35"></text:span><text:span text:style-name="T13"> </text:span><text:span text:style-name="T96">0,034 5</text:span></text:p>
          </text:list-item>
          <text:list-item>
            <text:p text:style-name="P79"> <text:span text:style-name="T99"><text:tab/></text:span><text:span text:style-name="T13"> </text:span><text:span text:style-name="T26">×</text:span><text:span text:style-name="T8"> </text:span><text:span text:style-name="T21">27</text:span><text:span text:style-name="T8"> </text:span><text:span text:style-name="T35"></text:span><text:span text:style-name="T13"> </text:span><text:span text:style-name="T21">0,027</text:span></text:p>
          </text:list-item>
          <text:list-item>
            <text:p text:style-name="P79"> <text:span text:style-name="T99"><text:tab/></text:span><text:span text:style-name="T13"> </text:span><text:span text:style-name="T35">×</text:span><text:span text:style-name="T13"> </text:span><text:span text:style-name="T96">0,6</text:span> <text:span text:style-name="T35"></text:span><text:span text:style-name="T13"> </text:span><text:span text:style-name="T96">0,06</text:span></text:p>
          </text:list-item>
        </text:list>
      </text:section>
      <text:list xml:id="list144348849528896" text:continue-list="list144347248488628" text:style-name="Num_5f_Exo">
        <text:list-item>
          <text:h text:style-name="P46" text:outline-level="1"> Calcule mentalement en regroupant astucieusement.</text:h>
        </text:list-item>
      </text:list>
      <text:list xml:id="list144347391787670" text:continue-list="list144349040113047" text:style-name="liste_5f_abc">
        <text:list-item text:start-value="1">
          <text:p text:style-name="P71"><text:span text:style-name="T98">0,1</text:span> <text:span text:style-name="T26">×</text:span> 7 <text:span text:style-name="T26">×</text:span> <text:span text:style-name="T92">1 000</text:span> <text:span text:style-name="T26"></text:span> <text:span text:style-name="T99"><text:tab/></text:span></text:p>
        </text:list-item>
        <text:list-item>
          <text:p text:style-name="P71"><text:span text:style-name="T92">56</text:span> <text:span text:style-name="T26">×</text:span> <text:span text:style-name="T92">0,01</text:span> <text:span text:style-name="T26">×</text:span> <text:span text:style-name="T92">0,1</text:span> <text:span text:style-name="T26"></text:span> <text:span text:style-name="T99"><text:tab/></text:span></text:p>
        </text:list-item>
        <text:list-item>
          <text:p text:style-name="P71"><text:span text:style-name="T92">3,5</text:span> <text:span text:style-name="T26">×</text:span> <text:span text:style-name="T92">0,01</text:span> <text:span text:style-name="T26">×</text:span> <text:span text:style-name="T92">10</text:span> <text:span text:style-name="T26"></text:span> <text:span text:style-name="T99"><text:tab/></text:span></text:p>
        </text:list-item>
        <text:list-item>
          <text:p text:style-name="P71"><text:span text:style-name="_5f_pointillés_20_gris"><text:span text:style-name="T82">1,5</text:span></text:span><text:span text:style-name="_5f_pointillés_20_gris"><text:span text:style-name="T78"> </text:span></text:span><text:span text:style-name="_5f_pointillés_20_gris"><text:span text:style-name="T75">×</text:span></text:span><text:span text:style-name="_5f_pointillés_20_gris"><text:span text:style-name="T78"> </text:span></text:span><text:span text:style-name="_5f_pointillés_20_gris"><text:span text:style-name="T82">0,1</text:span></text:span><text:span text:style-name="_5f_pointillés_20_gris"><text:span text:style-name="T78"> </text:span></text:span><text:span text:style-name="_5f_pointillés_20_gris"><text:span text:style-name="T75">×</text:span></text:span><text:span text:style-name="_5f_pointillés_20_gris"><text:span text:style-name="T78"> </text:span></text:span><text:span text:style-name="_5f_pointillés_20_gris"><text:span text:style-name="T82">0,1</text:span></text:span><text:span text:style-name="_5f_pointillés_20_gris"><text:span text:style-name="T78"> </text:span></text:span><text:span text:style-name="_5f_pointillés_20_gris"><text:span text:style-name="T75"></text:span></text:span><text:span text:style-name="_5f_pointillés_20_gris"><text:span text:style-name="T78"> </text:span></text:span><text:span text:style-name="_5f_pointillés_20_gris"><text:span text:style-name="T101"><text:tab/></text:span></text:span></text:p>
        </text:list-item>
      </text:list>
      <text:list xml:id="list144348437732262" text:continue-list="list144348849528896" text:style-name="Num_5f_Exo">
        <text:list-item>
          <text:h text:style-name="P47" text:outline-level="1"> Calcule mentalement.</text:h>
        </text:list-item>
      </text:list>
      <text:section text:style-name="Sect1" text:name="Section7">
        <text:list xml:id="list144347340858234" text:continue-list="list144347391787670" text:style-name="liste_5f_abc">
          <text:list-item text:start-value="1">
            <text:p text:style-name="P80"><text:span text:style-name="T83">4 </text:span><text:span text:style-name="T84">5</text:span><text:span text:style-name="T83">38 </text:span><text:span text:style-name="T86"></text:span><text:span text:style-name="T83"> 10 </text:span><text:span text:style-name="_5f_Symbole"><text:span text:style-name="T26"></text:span></text:span><text:span text:style-name="T85"> </text:span><text:span text:style-name="_5f_pointillés_20_gris"><text:span text:style-name="T103"><text:tab/></text:span></text:span></text:p>
          </text:list-item>
          <text:list-item>
            <text:p text:style-name="P80"><text:span text:style-name="T83">1 29</text:span><text:span text:style-name="T84">5</text:span><text:span text:style-name="T83"> </text:span><text:span text:style-name="T86"></text:span><text:span text:style-name="T83"> 1 000 </text:span><text:span text:style-name="_5f_Symbole"><text:span text:style-name="T104"></text:span></text:span><text:span text:style-name="T85"> </text:span><text:span text:style-name="_5f_pointillés_20_gris"><text:span text:style-name="T103"><text:tab/></text:span></text:span></text:p>
          </text:list-item>
          <text:list-item>
            <text:p text:style-name="P80"><text:span text:style-name="T83">12,</text:span><text:span text:style-name="T84">4</text:span><text:span text:style-name="T83"> </text:span><text:span text:style-name="T86"></text:span><text:span text:style-name="T83"> 10 </text:span><text:span text:style-name="_5f_Symbole"><text:span text:style-name="T104"></text:span></text:span><text:span text:style-name="T85"> </text:span><text:span text:style-name="_5f_pointillés_20_gris"><text:span text:style-name="T103"><text:tab/></text:span></text:span></text:p>
          </text:list-item>
          <text:list-item>
            <text:p text:style-name="P80"><text:span text:style-name="T83"><text:s/>0,</text:span><text:span text:style-name="T84">6</text:span><text:span text:style-name="T83">7 </text:span><text:span text:style-name="T86"></text:span><text:span text:style-name="T83"> 100 </text:span><text:span text:style-name="_5f_Symbole"><text:span text:style-name="T104"></text:span></text:span><text:span text:style-name="T85"> </text:span><text:span text:style-name="_5f_pointillés_20_gris"><text:span text:style-name="T103"><text:tab/></text:span></text:span></text:p>
          </text:list-item>
          <text:list-item>
            <text:p text:style-name="P80"><text:span text:style-name="T83">3,</text:span><text:span text:style-name="T84">4</text:span><text:span text:style-name="T83"> </text:span><text:span text:style-name="T86"></text:span><text:span text:style-name="T83"> 1 000 </text:span><text:span text:style-name="_5f_Symbole"><text:span text:style-name="T104"></text:span></text:span><text:span text:style-name="T85"> </text:span><text:span text:style-name="_5f_pointillés_20_gris"><text:span text:style-name="T103"><text:tab/></text:span></text:span></text:p>
          </text:list-item>
          <text:list-item>
            <text:p text:style-name="P80"><text:span text:style-name="T83">0,0</text:span><text:span text:style-name="T84">7</text:span><text:span text:style-name="T83"> </text:span><text:span text:style-name="T86"></text:span><text:span text:style-name="T83"> 100 </text:span><text:span text:style-name="_5f_Symbole"><text:span text:style-name="T104"></text:span></text:span><text:span text:style-name="T85"> </text:span><text:span text:style-name="_5f_pointillés_20_gris"><text:span text:style-name="T103"><text:tab/></text:span></text:span></text:p>
          </text:list-item>
          <text:list-item>
            <text:p text:style-name="P80"><text:span text:style-name="T83">3</text:span><text:span text:style-name="T84">8</text:span><text:span text:style-name="T83">4 </text:span><text:span text:style-name="T86"></text:span><text:span text:style-name="T83"> 10 </text:span><text:span text:style-name="_5f_Symbole"><text:span text:style-name="T104"></text:span></text:span><text:span text:style-name="T85"> </text:span><text:span text:style-name="_5f_pointillés_20_gris"><text:span text:style-name="T103"><text:tab/></text:span></text:span></text:p>
          </text:list-item>
          <text:list-item>
            <text:p text:style-name="P80"><text:span text:style-name="_5f_pointillés_20_gris"><text:span text:style-name="T79">12,</text:span></text:span><text:span text:style-name="_5f_pointillés_20_gris"><text:span text:style-name="T80">7</text:span></text:span><text:span text:style-name="_5f_pointillés_20_gris"><text:span text:style-name="T79"> </text:span></text:span><text:span text:style-name="_5f_pointillés_20_gris"><text:span text:style-name="T87"></text:span></text:span><text:span text:style-name="_5f_pointillés_20_gris"><text:span text:style-name="T79"> 100 </text:span></text:span><text:span text:style-name="_5f_Symbole"><text:span text:style-name="T105"></text:span></text:span><text:span text:style-name="_5f_pointillés_20_gris"><text:span text:style-name="T81"> </text:span></text:span><text:span text:style-name="_5f_pointillés_20_gris"><text:span text:style-name="T107"><text:tab/></text:span></text:span></text:p>
          </text:list-item>
        </text:list>
      </text:section>
      <text:list xml:id="list144348925743070" text:continue-list="list144348437732262" text:style-name="Num_5f_Exo">
        <text:list-item>
          <text:h text:style-name="P48" text:outline-level="1"> <text:span text:style-name="T109">C</text:span>omplète par le signe opératoire qui convient.</text:h>
        </text:list-item>
      </text:list>
      <text:section text:style-name="Sect1" text:name="Section3">
        <text:list xml:id="list144348760925497" text:continue-list="list144347340858234" text:style-name="liste_5f_abc">
          <text:list-item text:start-value="1">
            <text:p text:style-name="P58">0,<text:span text:style-name="T110">7</text:span><text:span text:style-name="T8"> </text:span><text:span text:style-name="_5f_pointillés_20_gris">...</text:span><text:span text:style-name="T8"> </text:span>100 <text:span text:style-name="T26"></text:span> <text:span text:style-name="T110">7</text:span>0</text:p>
          </text:list-item>
          <text:list-item>
            <text:p text:style-name="P58">74 <text:span text:style-name="_5f_pointillés_20_gris">...</text:span> 10 <text:span text:style-name="T26"></text:span> 7,4</text:p>
          </text:list-item>
          <text:list-item>
            <text:p text:style-name="P58">3<text:span text:style-name="T110">1</text:span>0<text:span text:style-name="T8"> </text:span><text:span text:style-name="_5f_pointillés_20_gris">...</text:span><text:span text:style-name="T8"> </text:span><text:span text:style-name="T22">0,1</text:span> <text:span text:style-name="T26"></text:span> 3<text:span text:style-name="T110">1</text:span></text:p>
          </text:list-item>
          <text:list-item>
            <text:p text:style-name="P58"><text:span text:style-name="T23">4</text:span><text:span text:style-name="T8"> </text:span><text:span text:style-name="_5f_pointillés_20_gris">...</text:span><text:span text:style-name="T8"> </text:span><text:span text:style-name="T22">1000</text:span> <text:span text:style-name="T26"></text:span> 0,<text:span text:style-name="T111">004</text:span></text:p>
          </text:list-item>
          <text:list-item>
            <text:p text:style-name="P58"><text:span text:style-name="T23">2</text:span><text:span text:style-name="T8"> 100 </text:span><text:span text:style-name="_5f_pointillés_20_gris">...</text:span><text:span text:style-name="T8"> 100 </text:span><text:span text:style-name="T26"></text:span><text:span text:style-name="T8"> </text:span><text:span text:style-name="T23">2</text:span><text:span text:style-name="T22">1</text:span></text:p>
          </text:list-item>
          <text:list-item>
            <text:p text:style-name="P58"><text:span text:style-name="T8">5</text:span><text:span text:style-name="T23">3</text:span><text:span text:style-name="T8"> 000 </text:span><text:span text:style-name="_5f_pointillés_20_gris">...</text:span><text:span text:style-name="T8"> 100 </text:span><text:span text:style-name="T26"></text:span><text:span text:style-name="T8"> 5</text:span><text:span text:style-name="T23">3</text:span><text:span text:style-name="T8">0</text:span></text:p>
          </text:list-item>
          <text:list-item>
            <text:p text:style-name="P58"><text:span text:style-name="T89">5</text:span><text:span text:style-name="T88"> </text:span><text:span text:style-name="_5f_pointillés_20_gris"><text:span text:style-name="T102">...</text:span></text:span><text:span text:style-name="T88"> 0,01 </text:span><text:span text:style-name="T77"></text:span><text:span text:style-name="T88"> 0,0</text:span><text:span text:style-name="T89">5</text:span></text:p>
          </text:list-item>
          <text:list-item>
            <text:p text:style-name="P59"><text:span text:style-name="_5f_pointillés_20_gris"><text:span text:style-name="T90">100 </text:span></text:span><text:span text:style-name="_5f_pointillés_20_gris"><text:span text:style-name="T106">...</text:span></text:span><text:span text:style-name="_5f_pointillés_20_gris"><text:span text:style-name="T90"> 1,</text:span></text:span><text:span text:style-name="_5f_pointillés_20_gris"><text:span text:style-name="T91">4</text:span></text:span><text:span text:style-name="_5f_pointillés_20_gris"><text:span text:style-name="T90"> </text:span></text:span><text:span text:style-name="_5f_pointillés_20_gris"><text:span text:style-name="T76"></text:span></text:span><text:span text:style-name="_5f_pointillés_20_gris"><text:span text:style-name="T90"> 1</text:span></text:span><text:span text:style-name="_5f_pointillés_20_gris"><text:span text:style-name="T91">4</text:span></text:span><text:span text:style-name="_5f_pointillés_20_gris"><text:span text:style-name="T90">0</text:span></text:span></text:p>
          </text:list-item>
        </text:list>
      </text:section>
      <text:list xml:id="list144347433968993" text:continue-list="list144348925743070" text:style-name="Num_5f_Exo">
        <text:list-item>
          <text:h text:style-name="P47" text:outline-level="1"> Calcule mentalement.</text:h>
        </text:list-item>
      </text:list>
      <text:section text:style-name="Sect1" text:name="Section17">
        <text:list xml:id="list144347458136193" text:continue-list="list144348760925497" text:style-name="liste_5f_abc">
          <text:list-item text:start-value="1">
            <text:p text:style-name="P81">8,<text:span text:style-name="T110">4</text:span><text:span text:style-name="T8"> </text:span><text:span text:style-name="T40"></text:span><text:span text:style-name="T8"> 2 </text:span><text:span text:style-name="T26"></text:span><text:span text:style-name="T24"> </text:span><text:span text:style-name="_5f_pointillés_20_gris"><text:span text:style-name="T112"><text:tab/></text:span></text:span></text:p>
          </text:list-item>
          <text:list-item>
            <text:p text:style-name="P81"><text:span text:style-name="T8">2</text:span><text:span text:style-name="T23">0</text:span><text:span text:style-name="T8">,8 </text:span><text:span text:style-name="T40"></text:span><text:span text:style-name="T8"> 4 </text:span><text:span text:style-name="T26"></text:span><text:span text:style-name="T24"> </text:span><text:span text:style-name="_5f_pointillés_20_gris"><text:span text:style-name="T112"><text:tab/></text:span></text:span></text:p>
          </text:list-item>
          <text:list-item>
            <text:p text:style-name="P81"><text:span text:style-name="T8">8,8 </text:span><text:span text:style-name="T40"></text:span><text:span text:style-name="T8"> 8 </text:span><text:span text:style-name="T26"></text:span><text:span text:style-name="T24"> </text:span><text:span text:style-name="_5f_pointillés_20_gris"><text:span text:style-name="T112"><text:tab/></text:span></text:span></text:p>
          </text:list-item>
          <text:list-item>
            <text:p text:style-name="P81"><text:span text:style-name="T8">7,7 </text:span><text:span text:style-name="T40"></text:span><text:span text:style-name="T8"> 11 </text:span><text:span text:style-name="T26"></text:span><text:span text:style-name="T24"> </text:span><text:span text:style-name="_5f_pointillés_20_gris"><text:span text:style-name="T112"><text:tab/></text:span></text:span></text:p>
          </text:list-item>
          <text:list-item>
            <text:p text:style-name="P81"><text:span text:style-name="T23">18</text:span><text:span text:style-name="T8">,6 </text:span><text:span text:style-name="T40"></text:span><text:span text:style-name="T8"> 3 </text:span><text:span text:style-name="T26"></text:span><text:span text:style-name="T24"> </text:span><text:span text:style-name="_5f_pointillés_20_gris"><text:span text:style-name="T112"><text:tab/></text:span></text:span></text:p>
          </text:list-item>
          <text:list-item>
            <text:p text:style-name="P81"><text:span text:style-name="T23">48</text:span><text:span text:style-name="T8">,6 </text:span><text:span text:style-name="T40"></text:span><text:span text:style-name="T8"> 6 </text:span><text:span text:style-name="T26"></text:span><text:span text:style-name="T24"> </text:span><text:span text:style-name="_5f_pointillés_20_gris"><text:span text:style-name="T112"><text:tab/></text:span></text:span></text:p>
          </text:list-item>
        </text:list>
      </text:section>
      <text:list xml:id="list144347400412704" text:continue-list="list144347433968993" text:style-name="Num_5f_Exo">
        <text:list-item>
          <text:h text:style-name="P47" text:outline-level="1"> <text:span text:style-name="T109">C</text:span>omplète les pointillés.</text:h>
        </text:list-item>
      </text:list>
      <text:section text:style-name="Sect1" text:name="Section8">
        <text:list xml:id="list144347631996926" text:continue-list="list144347458136193" text:style-name="liste_5f_abc">
          <text:list-item text:start-value="1">
            <text:p text:style-name="P60"><text:span text:style-name="corps"><text:span text:style-name="T45">21</text:span></text:span><text:span text:style-name="corps"><text:span text:style-name="T44">,</text:span></text:span><text:span text:style-name="corps"><text:span text:style-name="T45">3</text:span></text:span><text:span text:style-name="corps"><text:span text:style-name="T44"> </text:span></text:span><text:span text:style-name="corps"><text:span text:style-name="T32"></text:span></text:span><text:span text:style-name="corps"><text:span text:style-name="T13"> </text:span></text:span><text:span text:style-name="_5f_pointillés_20_gris"><text:span text:style-name="T113">...</text:span></text:span><text:span text:style-name="corps"><text:span text:style-name="T13"> </text:span></text:span><text:span text:style-name="corps"><text:span text:style-name="T35"></text:span></text:span><text:span text:style-name="corps"><text:span text:style-name="T13"> 7,1</text:span></text:span></text:p>
          </text:list-item>
          <text:list-item>
            <text:p text:style-name="P60"><text:span text:style-name="corps"><text:span text:style-name="T45">2</text:span></text:span><text:span text:style-name="corps"><text:span text:style-name="T44">,1</text:span></text:span><text:span text:style-name="corps"><text:span text:style-name="T45">2</text:span></text:span><text:span text:style-name="corps"><text:span text:style-name="T44"> </text:span></text:span><text:span text:style-name="corps"><text:span text:style-name="T32"></text:span></text:span><text:span text:style-name="corps"><text:span text:style-name="T13"> </text:span></text:span><text:span text:style-name="_5f_pointillés_20_gris"><text:span text:style-name="T113">...</text:span></text:span><text:span text:style-name="corps"><text:span text:style-name="T13"> </text:span></text:span><text:span text:style-name="corps"><text:span text:style-name="T35"></text:span></text:span><text:span text:style-name="corps"><text:span text:style-name="T13"> 1,06</text:span></text:span></text:p>
          </text:list-item>
          <text:list-item>
            <text:p text:style-name="P60"><text:span text:style-name="_5f_pointillés_20_gris"><text:span text:style-name="T113">...</text:span></text:span><text:span text:style-name="corps"><text:span text:style-name="T44"> </text:span></text:span><text:span text:style-name="corps"><text:span text:style-name="T32"></text:span></text:span><text:span text:style-name="corps"><text:span text:style-name="T13"> 4 </text:span></text:span><text:span text:style-name="corps"><text:span text:style-name="T35"></text:span></text:span><text:span text:style-name="corps"><text:span text:style-name="T13"> 2,</text:span></text:span><text:span text:style-name="corps"><text:span text:style-name="T16">2</text:span></text:span></text:p>
          </text:list-item>
          <text:list-item>
            <text:p text:style-name="P61"><text:span text:style-name="_5f_pointillés_20_gris"><text:span text:style-name="T108">...</text:span></text:span><text:span text:style-name="corps"><text:span text:style-name="T51"> </text:span></text:span><text:span text:style-name="corps"><text:span text:style-name="T31"></text:span></text:span><text:span text:style-name="corps"><text:span text:style-name="T11"> 5 </text:span></text:span><text:span text:style-name="corps"><text:span text:style-name="T30"></text:span></text:span><text:span text:style-name="corps"><text:span text:style-name="T11"> </text:span></text:span><text:span text:style-name="corps"><text:span text:style-name="T12">4</text:span></text:span><text:span text:style-name="corps"><text:span text:style-name="T11">,08</text:span></text:span></text:p>
          </text:list-item>
        </text:list>
      </text:section>
      <text:list xml:id="list144347097239071" text:continue-list="list144347400412704" text:style-name="Num_5f_Exo">
        <text:list-item>
          <text:h text:style-name="P49" text:outline-level="1"> <text:span text:style-name="T66">Pose et effectue les divisions décimales suivantes pour trouver la valeur exacte du quotient.</text:span></text:h>
        </text:list-item>
      </text:list>
      <text:section text:style-name="Sect4" text:name="Section4">
        <text:list xml:id="list144348042118146" text:continue-list="list144347631996926" text:style-name="liste_5f_abc">
          <text:list-item text:start-value="1">
            <text:p text:style-name="P55"><text:span text:style-name="corps"><text:span text:style-name="T44">169,2 </text:span></text:span><text:span text:style-name="corps"><text:span text:style-name="T32"></text:span></text:span><text:span text:style-name="corps"><text:span text:style-name="T13"> 3</text:span></text:span></text:p>
          </text:list-item>
        </text:list>
        <text:p text:style-name="P56"><text:span text:style-name="corps"><text:span text:style-name="T13"/></text:span></text:p>
        <text:p text:style-name="P56"><text:span text:style-name="corps"><text:span text:style-name="T46"/></text:span></text:p>
        <text:p text:style-name="P62"><text:span text:style-name="corps"><text:span text:style-name="T46"/></text:span></text:p>
        <text:p text:style-name="P56"><text:span text:style-name="corps"><text:span text:style-name="T46"/></text:span></text:p>
        <text:p text:style-name="P56"><text:span text:style-name="corps"><text:span text:style-name="T13"/></text:span></text:p>
        <text:p text:style-name="P56"><text:span text:style-name="corps"><text:span text:style-name="T13"/></text:span></text:p>
        <text:list xml:id="list144347390920963" text:continue-numbering="true" text:style-name="liste_5f_abc">
          <text:list-item>
            <text:p text:style-name="P55"><text:span text:style-name="corps"><text:span text:style-name="T44">28,48 </text:span></text:span><text:span text:style-name="corps"><text:span text:style-name="T32"></text:span></text:span><text:span text:style-name="corps"><text:span text:style-name="T13"> 4</text:span></text:span></text:p>
          </text:list-item>
        </text:list>
        <text:p text:style-name="P56"><text:span text:style-name="corps"><text:span text:style-name="T13"/></text:span></text:p>
        <text:p text:style-name="P56"><text:span text:style-name="corps"><text:span text:style-name="T13"/></text:span></text:p>
        <text:p text:style-name="P56"><text:span text:style-name="corps"><text:span text:style-name="T13"/></text:span></text:p>
        <text:p text:style-name="P56"><text:span text:style-name="corps"><text:span text:style-name="T13"/></text:span></text:p>
        <text:p text:style-name="P56"><text:span text:style-name="corps"><text:span text:style-name="T13"/></text:span></text:p>
        <text:p text:style-name="P56"><text:span text:style-name="corps"><text:span text:style-name="T13"/></text:span></text:p>
        <text:list xml:id="list144347577205479" text:continue-numbering="true" text:style-name="liste_5f_abc">
          <text:list-item>
            <text:p text:style-name="P55"><text:span text:style-name="corps"><text:span text:style-name="T44">9,765 </text:span></text:span><text:span text:style-name="corps"><text:span text:style-name="T32"></text:span></text:span><text:span text:style-name="corps"><text:span text:style-name="T13"> 15</text:span></text:span></text:p>
          </text:list-item>
        </text:list>
        <text:p text:style-name="P56"><text:span text:style-name="corps"><text:span text:style-name="T13"/></text:span></text:p>
        <text:p text:style-name="P56"><text:span text:style-name="corps"><text:span text:style-name="T13"/></text:span></text:p>
        <text:p text:style-name="P56"><text:span text:style-name="corps"><text:span text:style-name="T13"/></text:span></text:p>
        <text:p text:style-name="P56"><text:span text:style-name="corps"><text:span text:style-name="T13"/></text:span></text:p>
        <text:p text:style-name="P56"><text:span text:style-name="corps"><text:span text:style-name="T13"/></text:span></text:p>
        <text:p text:style-name="P56"><text:span text:style-name="corps"><text:span text:style-name="T13"/></text:span></text:p>
      </text:section>
      <text:list xml:id="list144348876202521" text:continue-list="list144347097239071" text:style-name="Num_5f_Exo">
        <text:list-item>
          <text:h text:style-name="P50" text:outline-level="1"><text:span text:style-name="Bold_5f_niv1"><text:span text:style-name="T116"> </text:span></text:span><text:span text:style-name="Bold_5f_niv1">Valeurs approchées</text:span></text:h>
        </text:list-item>
      </text:list>
      <text:list xml:id="list144347687767421" text:continue-list="list144347577205479" text:style-name="liste_5f_abc">
        <text:list-item text:start-value="1">
          <text:p text:style-name="P88">Pose et effectue les divisions suivantes jusqu’au millième.</text:p>
        </text:list-item>
      </text:list>
      <text:section text:style-name="Sect4" text:name="Section20">
        <text:list xml:id="list144347625084942" text:continue-list="list626915860" text:style-name="_5f_Numérotation_20_des_20_exercices_20_livrets">
          <text:list-item>
            <text:list>
              <text:list-item>
                <text:list>
                  <text:list-item>
                    <text:p text:style-name="P57"><text:span text:style-name="corps"><text:span text:style-name="T44">123,8 </text:span></text:span><text:span text:style-name="corps"><text:span text:style-name="T32"></text:span></text:span><text:span text:style-name="corps"><text:span text:style-name="T13"> 7</text:span></text:span></text:p>
                    <text:p text:style-name="P57"><text:span text:style-name="corps"><text:span text:style-name="T13"/></text:span></text:p>
                    <text:p text:style-name="P57"><text:span text:style-name="corps"><text:span text:style-name="T13"/></text:span></text:p>
                  </text:list-item>
                </text:list>
              </text:list-item>
            </text:list>
          </text:list-item>
        </text:list>
        <text:p text:style-name="P63"><text:span text:style-name="corps"><text:span text:style-name="T13"/></text:span></text:p>
        <text:p text:style-name="P62"><text:span text:style-name="corps"><text:span text:style-name="T13"/></text:span></text:p>
        <text:p text:style-name="P56"><text:span text:style-name="corps"><text:span text:style-name="T13"/></text:span></text:p>
        <text:p text:style-name="P56"><text:span text:style-name="corps"><text:span text:style-name="T13"/></text:span></text:p>
        <text:list xml:id="list144348936904274" text:continue-numbering="true" text:style-name="_5f_Numérotation_20_des_20_exercices_20_livrets">
          <text:list-item>
            <text:list>
              <text:list-item>
                <text:list>
                  <text:list-item>
                    <text:p text:style-name="P57"><text:span text:style-name="corps"><text:span text:style-name="T44">148,9 </text:span></text:span><text:span text:style-name="corps"><text:span text:style-name="T32"></text:span></text:span><text:span text:style-name="corps"><text:span text:style-name="T13"> 12</text:span></text:span></text:p>
                  </text:list-item>
                </text:list>
              </text:list-item>
            </text:list>
          </text:list-item>
        </text:list>
        <text:p text:style-name="P56"><text:span text:style-name="corps"><text:span text:style-name="T44"/></text:span></text:p>
        <text:p text:style-name="P56"><text:span text:style-name="corps"><text:span text:style-name="T44"/></text:span></text:p>
        <text:p text:style-name="P56"><text:span text:style-name="corps"><text:span text:style-name="T44"/></text:span></text:p>
        <text:p text:style-name="P56"><text:span text:style-name="corps"><text:span text:style-name="T13"/></text:span></text:p>
        <text:p text:style-name="P62"><text:span text:style-name="corps"><text:span text:style-name="T13"/></text:span></text:p>
        <text:p text:style-name="P56"><text:span text:style-name="corps"><text:span text:style-name="T13"/></text:span></text:p>
        <text:list xml:id="list144347739435628" text:continue-numbering="true" text:style-name="_5f_Numérotation_20_des_20_exercices_20_livrets">
          <text:list-item>
            <text:list>
              <text:list-item>
                <text:list>
                  <text:list-item>
                    <text:p text:style-name="P57"><text:span text:style-name="corps"><text:span text:style-name="T44">235,19 </text:span></text:span><text:span text:style-name="corps"><text:span text:style-name="T32"></text:span></text:span><text:span text:style-name="corps"><text:span text:style-name="T13"> 11</text:span></text:span></text:p>
                  </text:list-item>
                </text:list>
              </text:list-item>
            </text:list>
          </text:list-item>
        </text:list>
        <text:p text:style-name="P56"><text:span text:style-name="corps"><text:span text:style-name="T44"/></text:span></text:p>
        <text:p text:style-name="P56"><text:span text:style-name="corps"><text:span text:style-name="T44"/></text:span></text:p>
        <text:p text:style-name="P56"><text:span text:style-name="corps"><text:span text:style-name="T44"/></text:span></text:p>
        <text:p text:style-name="P56"><text:span text:style-name="corps"><text:span text:style-name="T44"/></text:span></text:p>
        <text:p text:style-name="P62"><text:span text:style-name="corps"><text:span text:style-name="T44"/></text:span></text:p>
        <text:p text:style-name="P56"><text:span text:style-name="corps"><text:span text:style-name="T44"/></text:span></text:p>
      </text:section>
      <text:list xml:id="list144347829344994" text:continue-list="list144347687767421" text:style-name="liste_5f_abc">
        <text:list-item>
          <text:p text:style-name="P64"><text:span text:style-name="T109">C</text:span>omplète le tableau.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33"/>
            </table:table-cell>
            <table:table-cell table:style-name="Tableau3.B1" table:number-columns-spanned="2" office:value-type="string">
              <text:p text:style-name="P34">Valeur approchée</text:p>
            </table:table-cell>
            <table:covered-table-cell/>
          </table:table-row>
        </table:table-header-rows>
        <table:table-row>
          <table:table-cell table:style-name="Tableau3.A2" office:value-type="string">
            <text:p text:style-name="P35">Quotient</text:p>
          </table:table-cell>
          <table:table-cell table:style-name="Tableau3.A2" office:value-type="string">
            <text:p text:style-name="P34">à l’unité</text:p>
          </table:table-cell>
          <table:table-cell table:style-name="Tableau3.C2" office:value-type="string">
            <text:p text:style-name="P34">au centième</text:p>
          </table:table-cell>
        </table:table-row>
        <table:table-row table:style-name="Tableau3.3">
          <table:table-cell table:style-name="Tableau3.A3" office:value-type="string">
            <text:p text:style-name="P65"><text:span text:style-name="corps"><text:span text:style-name="T114">123,8 </text:span></text:span><text:span text:style-name="corps"><text:span text:style-name="T42"></text:span></text:span><text:span text:style-name="corps"><text:span text:style-name="T25"> 7</text:span></text:span></text:p>
          </table:table-cell>
          <table:table-cell table:style-name="Tableau3.B3" office:value-type="string">
            <text:p text:style-name="P33"/>
          </table:table-cell>
          <table:table-cell table:style-name="Tableau3.C3" office:value-type="string">
            <text:p text:style-name="P33"/>
          </table:table-cell>
        </table:table-row>
        <table:table-row table:style-name="Tableau3.3">
          <table:table-cell table:style-name="Tableau3.A4" office:value-type="string">
            <text:p text:style-name="P65"><text:span text:style-name="corps"><text:span text:style-name="T114">148,9 </text:span></text:span><text:span text:style-name="corps"><text:span text:style-name="T42"></text:span></text:span><text:span text:style-name="corps"><text:span text:style-name="T25"> 12</text:span></text:span></text:p>
          </table:table-cell>
          <table:table-cell table:style-name="Tableau3.B4" office:value-type="string">
            <text:p text:style-name="P33"/>
          </table:table-cell>
          <table:table-cell table:style-name="Tableau3.C4" office:value-type="string">
            <text:p text:style-name="P33"/>
          </table:table-cell>
        </table:table-row>
        <table:table-row table:style-name="Tableau3.3">
          <table:table-cell table:style-name="Tableau3.A5" office:value-type="string">
            <text:p text:style-name="P65"><text:span text:style-name="corps"><text:span text:style-name="T114">235,19 </text:span></text:span><text:span text:style-name="corps"><text:span text:style-name="T42"></text:span></text:span><text:span text:style-name="corps"><text:span text:style-name="T25"> 11</text:span></text:span></text:p>
          </table:table-cell>
          <table:table-cell table:style-name="Tableau3.B5" office:value-type="string">
            <text:p text:style-name="P33"/>
          </table:table-cell>
          <table:table-cell table:style-name="Tableau3.C5" office:value-type="string">
            <text:p text:style-name="P33"/>
          </table:table-cell>
        </table:table-row>
      </table:table>
      <text:p text:style-name="P31"><text:span text:style-name="_5f_pointillés_20_gris"><text:span text:style-name="T6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6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master-page-name="">
      <style:paragraph-properties fo:margin-top="0.199cm" fo:margin-bottom="0.199cm" loext:contextual-spacing="false" style:page-number="auto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list-style-name="liste_5f_abc" style:master-page-name="">
      <style:paragraph-properties fo:margin-top="0.199cm" fo:margin-bottom="0.101cm" loext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style:font-name="Bitstream Vera Sans6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" style:master-page-name="">
      <style:paragraph-properties fo:margin-top="0.499cm" fo:margin-bottom="0.199cm" loext:contextual-spacing="false" fo:text-align="justify" style:justify-single-word="false" style:page-number="auto" style:shadow="none" style:writing-mode="lr-tb">
        <style:tab-stops/>
      </style:paragraph-properties>
      <style:text-properties fo:color="#b38d19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loext:contextual-spacing="false" style:line-height-at-least="0.6cm" style:page-number="auto"/>
      <style:text-properties style:use-window-font-color="true"/>
    </style:style>
    <style:style style:name="_5f_Paragraphe_20_énoncé_20_après_20_numéro_20_question" style:display-name="_Paragraphe énoncé après numéro question" style:family="paragraph" style:parent-style-name="Standard" style:master-page-name="">
      <style:paragraph-properties fo:margin-top="0.199cm" fo:margin-bottom="0.199cm" loext:contextual-spacing="false" style:page-number="auto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fo:font-style="normal" fo:font-weight="normal"/>
    </style:style>
    <style:style style:name="_5f_Numéros_20_exercices_20_livret" style:display-name="_Numéros exercices livret" style:family="text">
      <style:text-properties fo:color="#ffffff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_2d_Numéros_20_de_20_s_27_entraîner" style:display-name="-Numéros de s'entraîner" style:family="text">
      <style:text-properties fo:color="#ffffff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Puce_5f_enonce1" style:display-name="Puce_enonce1" style:family="text">
      <style:text-properties fo:color="#e8c32a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4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_5f_Niveau_5f_rouge" style:display-name="_Niveau_rouge" style:family="text" style:parent-style-name="_5f_Niveau_5f_orange">
      <style:text-properties style:use-window-font-color="true" style:font-name="Bitstream Vera Sans5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Character_5f_20_5f_style" style:display-name="Character_20_style" style:family="text"/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paragraph-rsid="003b3309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556d8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style:font-name="Bitstream Vera Sans4" fo:font-size="16pt" fo:font-style="normal" fo:text-shadow="none" fo:font-weight="bold" officeooo:rsid="0013441a" style:font-size-asian="16pt" style:font-style-asian="normal" style:font-size-complex="16pt" style:font-style-complex="normal"/>
    </style:style>
    <style:style style:name="MT7" style:family="text">
      <style:text-properties officeooo:rsid="003b3309"/>
    </style:style>
    <style:style style:name="MT8" style:family="text">
      <style:text-properties officeooo:rsid="0023affa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1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5" draw:name="Forme3" draw:style-name="Mgr3" draw:text-style-name="MP26" svg:x1="15.004cm" svg:y1="0.36cm" svg:x2="20.497cm" svg:y2="0.36cm"><text:p/></draw:line><text:span text:style-name="MT6">C</text:span><text:span text:style-name="MT7">alculer avec les nombres décimaux</text:span></text:p>
      </style:header>
      <style:footer>
        <text:p text:style-name="MP28"><draw:frame draw:style-name="Mfr1" draw:name="Cadre1" text:anchor-type="paragraph" svg:y="-0.06cm" draw:z-index="7"><draw:text-box fo:min-height="0.499cm" fo:min-width="3cm"><draw:frame draw:style-name="Mfr2" draw:name="Cadre2" text:anchor-type="frame" svg:x="0.45cm" svg:y="0.079cm" svg:width="0.817cm" draw:z-index="9"><draw:text-box fo:min-height="0.355cm"><text:p text:style-name="MP29"><draw:g text:anchor-type="paragraph" draw:z-index="11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5</text:page-number></text:p></draw:text-box></draw:frame><text:p text:style-name="MP31">Nombres <text:span text:style-name="MT8">décimaux</text:span> • A<text:span text:style-name="MT8">1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01T14:43:46.490000000</dc:date>
    <meta:editing-duration>PT7H51M40S</meta:editing-duration>
    <meta:editing-cycles>67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5" meta:image-count="0" meta:object-count="0" meta:page-count="3" meta:paragraph-count="217" meta:word-count="1040" meta:character-count="4509" meta:non-whitespace-character-count="3096"/>
  </office:meta>
</office:document-meta>
</file>